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D0000007148FB6BDC.png" manifest:media-type="image/png"/>
  <manifest:file-entry manifest:full-path="Pictures/1000037100001D7900000BB015E29A52.svg" manifest:media-type="image/svg+xml"/>
  <manifest:file-entry manifest:full-path="Pictures/10000DDC00001F7E00000DA280D6E821.svg" manifest:media-type="image/svg+xml"/>
  <manifest:file-entry manifest:full-path="Pictures/10000201000000E400000082CAFD11CE.png" manifest:media-type="image/png"/>
  <manifest:file-entry manifest:full-path="Pictures/100002010000013100000084FA777A22.png" manifest:media-type="image/png"/>
  <manifest:file-entry manifest:full-path="Pictures/10001D5B0000178E00000D6E2D32AA8A.svg" manifest:media-type="image/svg+xml"/>
  <manifest:file-entry manifest:full-path="Pictures/100002010000005200000030C17045EC.png" manifest:media-type="image/png"/>
  <manifest:file-entry manifest:full-path="Pictures/100002E200000887000004FF98900CB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VRT_20_Light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7cm" svg:stroke-color="#666666" draw:marker-start="" draw:marker-start-width="0.305cm" draw:marker-start-center="false" draw:marker-end="" draw:marker-end-width="0.305cm" draw:marker-end-center="false" draw:fill="gradient" draw:fill-color="#cfe7f5" draw:fill-gradient-name="Greyscale_20_Linear_20_B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Purple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Axial_20_H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7cm" svg:stroke-color="#b2b2b2" draw:marker-start="" draw:marker-start-width="0.305cm" draw:marker-start-center="false" draw:marker-end="" draw:marker-end-width="0.305cm" draw:marker-end-center="false" draw:fill="gradient" draw:fill-color="#cfe7f5" draw:fill-gradient-name="Light_20_Grey_20_Linear_20_B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7cm" svg:stroke-color="#000000" draw:marker-start="" draw:marker-start-width="0.305cm" draw:marker-start-center="false" draw:marker-end="" draw:marker-end-width="0.305cm" draw:marker-end-center="false" draw:fill="none" draw:fill-color="#cfe7f5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0000" draw:secondary-fill-color="#cfe7e5" draw:fill-gradient-name="Light_20_Blue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1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0000" draw:secondary-fill-color="#cfe7e5" draw:fill-gradient-name="Light_20_Blue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0000" draw:secondary-fill-color="#cfe7e5" draw:fill-gradient-name="Light_20_Blue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Linear_20_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.07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.07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.07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.07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.07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.07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7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7cm" svg:stroke-color="#808080" draw:marker-start="" draw:marker-start-width="0.2cm" draw:marker-start-center="false" draw:marker-end="" draw:marker-end-width="0.2cm" draw:marker-end-center="false" draw:fill="gradient" draw:fill-color="#cfe7f5" draw:fill-gradient-name="VRT_20_Light_20_Axial_20_H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26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5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Linear_20_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.07cm" svg:stroke-color="#ffffff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.07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svg:stroke-width="0.07cm" svg:stroke-color="#ffffff" draw:marker-start="" draw:marker-start-width="0.23cm" draw:marker-start-center="false" draw:marker-end="" draw:marker-end-width="0.23cm" draw:marker-end-center="false" draw:fill="none" draw:fill-color="#cfe7f5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.07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.07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.07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.07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7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fo:padding-top="0.135cm" fo:padding-bottom="0.135cm" fo:padding-left="0.26cm" fo:padding-right="0.26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.07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.07cm" svg:stroke-color="#808080" draw:marker-start="" draw:marker-start-width="0.2cm" draw:marker-start-center="false" draw:marker-end="" draw:marker-end-width="0.2cm" draw:marker-end-center="false" draw:fill="gradient" draw:fill-color="#cfe7f5" draw:fill-gradient-name="VRT_20_Light_20_Axial_20_H" draw:textarea-horizontal-align="justify" draw:textarea-vertical-align="middle" draw:auto-grow-height="false" fo:padding-top="0.135cm" fo:padding-bottom="0.135cm" fo:padding-left="0.26cm" fo:padding-right="0.26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size="16pt" fo:font-weight="bold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size-complex="1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086cm" svg:height="1.429cm" svg:x="8.554cm" svg:y="2.726cm" svg:viewBox="0 0 2087 1430" svg:d="M1029 0c907 0 1058 533 1058 1010-302 318-1511 636-2083 226-32-464 119-1236 1025-1236z">
            <text:p/>
          </draw:path>
          <draw:path draw:style-name="gr2" draw:text-style-name="P1" draw:layer="layout" svg:width="0.452cm" svg:height="1.032cm" svg:x="9.584cm" svg:y="2.964cm" svg:viewBox="0 0 453 1033" svg:d="M0 79c100-53 353-26 453-79 0 318 0 1033 0 1033 0-360-353-689-453-954z">
            <text:p/>
          </draw:path>
          <draw:path draw:style-name="gr3" draw:text-style-name="P1" draw:layer="layout" svg:width="0.686cm" svg:height="0.86cm" svg:x="9.391cm" svg:y="2.249cm" svg:viewBox="0 0 687 861" svg:d="M302 0c257 0 339 289 339 448s157 347-109 397c-266 51-532-9-532-369s45-476 302-476z">
            <text:p/>
          </draw:path>
          <draw:path draw:style-name="gr4" draw:text-style-name="P1" draw:layer="layout" svg:width="1.057cm" svg:height="1.27cm" svg:x="9.433cm" svg:y="1.535cm" svg:viewBox="0 0 1058 1271" svg:d="M604 0c257 0 454 0 454 555 0 556-197 716-454 716-256 0-604-356-604-716s348-555 604-555z">
            <text:p/>
          </draw:path>
          <draw:path draw:style-name="gr5" draw:text-style-name="P1" draw:layer="layout" svg:width="1.281cm" svg:height="1.202cm" svg:x="9.182cm" svg:y="1.216cm" svg:viewBox="0 0 1282 1203" svg:d="M553 0c302 0 756 0 728 318-153 144-648 37-728 159-240 364 151 953-453 635-303-715 151-1112 453-1112z">
            <text:p/>
          </draw:path>
          <draw:path draw:style-name="gr6" draw:text-style-name="P1" draw:layer="layout" svg:width="1.784cm" svg:height="1.162cm" svg:x="10.491cm" svg:y="3.044cm" svg:viewBox="0 0 1785 1163" svg:d="M907 0c906 0 878 533 878 1010-302 318-1483 102-1785-295 151-318 0-715 907-715z">
            <text:p/>
          </draw:path>
          <draw:path draw:style-name="gr7" draw:text-style-name="P1" draw:layer="layout" svg:width="0.452cm" svg:height="0.794cm" svg:x="10.944cm" svg:y="3.282cm" svg:viewBox="0 0 453 795" svg:d="M0 0c151 79 353 53 453 0-302 238-453 795-453 795 0-360 0-477 0-795z">
            <text:p/>
          </draw:path>
          <draw:path draw:style-name="gr8" draw:text-style-name="P1" draw:layer="layout" svg:width="0.625cm" svg:height="0.656cm" svg:x="10.944cm" svg:y="2.646cm" svg:viewBox="0 0 626 657" svg:d="M453 0c257 0 151 238 151 397s-302 318-453 239c-151-80-151-80-151-318 0-239 197-318 453-318z">
            <text:p/>
          </draw:path>
          <draw:path draw:style-name="gr9" draw:text-style-name="P1" draw:layer="layout" svg:width="0.906cm" svg:height="1.032cm" svg:x="10.642cm" svg:y="2.011cm" svg:viewBox="0 0 907 1033" svg:d="M453 0c257 0 454 79 454 397s-197 636-454 636c-256 0-453-276-453-636s197-397 453-397z">
            <text:p/>
          </draw:path>
          <draw:path draw:style-name="gr10" draw:text-style-name="P1" draw:layer="layout" svg:width="1.262cm" svg:height="1.453cm" svg:x="10.641cm" svg:y="1.613cm" svg:viewBox="0 0 1263 1454" svg:d="M808 0c-302 0-835 79-807 397 153 145 675 38 756 159 240 364-52 1033 302 874 453-794 51-1430-251-1430z">
            <text:p/>
          </draw:path>
          <draw:path draw:style-name="gr11" draw:text-style-name="P1" draw:layer="layout" svg:width="3.695cm" svg:height="2.949cm" svg:x="8.579cm" svg:y="1.216cm" svg:viewBox="0 0 3696 2950" svg:d="M1155 0c302 0 784 0 756 318-11 29-101 53-151 79 302 557 0 1192-303 1192 303 80 500 268 566 580 60-186 205-282 341-262l-4-116c-315-163-410-733-147-917 0 0-192-31-151-79-45-386 859-461 951-361 265 108 495 895 80 1441 627-30 601 757 603 963-689 251-1455 38-1741-237-445 336-1558 443-1949 164-51-600 236-1189 798-1235-4-129 25-230 25-363-50-26-90-21-127-55-302-715 151-1112 453-1112z">
            <text:p/>
          </draw:path>
        </draw:g>
        <draw:frame draw:style-name="gr12" draw:text-style-name="P2" draw:layer="layout" svg:width="2.068cm" svg:height="0.886cm" svg:x="9.544cm" svg:y="3.137cm">
          <draw:text-box>
            <text:p><text:span text:style-name="T1">Users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3" draw:text-style-name="P3" draw:layer="layout" svg:width="2.443cm" svg:height="1.665cm" svg:x="10.991cm" svg:y="8.636cm" svg:viewBox="0 0 2444 1666" svg:d="M2 1666c203 0 2442-1036 2442-1351s-314-315-518-315c0 135-1998 675-1924 1666z">
            <text:p/>
          </draw:path>
          <draw:g>
            <draw:polygon draw:style-name="gr14" draw:text-style-name="P3" draw:layer="layout" svg:width="2.589cm" svg:height="2.475cm" svg:x="8.255cm" svg:y="7.736cm" svg:viewBox="0 0 2590 2476" draw:points="0,900 0,0 2590,1576 2590,2476">
              <text:p/>
            </draw:polygon>
            <draw:polygon draw:style-name="gr15" draw:text-style-name="P3" draw:layer="layout" svg:width="2.219cm" svg:height="2.25cm" svg:x="10.846cm" svg:y="7.961cm" svg:viewBox="0 0 2220 2251" draw:points="0,2251 0,1351 2220,0 2220,900">
              <text:p/>
            </draw:polygon>
            <draw:polygon draw:style-name="gr16" draw:text-style-name="P3" draw:layer="layout" svg:width="4.81cm" svg:height="2.925cm" svg:x="8.255cm" svg:y="6.385cm" svg:viewBox="0 0 4811 2926" draw:points="2590,2926 0,1351 2220,0 4811,1576">
              <text:p/>
            </draw:polygon>
            <draw:line draw:style-name="gr17" draw:text-style-name="P3" draw:layer="layout" svg:x1="9.143cm" svg:y1="8.456cm" svg:x2="9.143cm" svg:y2="8.996cm">
              <text:p/>
            </draw:line>
            <draw:line draw:style-name="gr18" draw:text-style-name="P3" draw:layer="layout" svg:x1="10.771cm" svg:y1="9.608cm" svg:x2="9.587cm" svg:y2="8.888cm">
              <text:p/>
            </draw:line>
            <draw:line draw:style-name="gr19" draw:text-style-name="P3" draw:layer="layout" svg:x1="9.58cm" svg:y1="8.726cm" svg:x2="9.58cm" svg:y2="8.906cm">
              <text:p/>
            </draw:line>
            <draw:line draw:style-name="gr20" draw:text-style-name="P3" draw:layer="layout" svg:x1="10.765cm" svg:y1="9.447cm" svg:x2="10.765cm" svg:y2="9.627cm">
              <text:p/>
            </draw:line>
            <draw:line draw:style-name="gr21" draw:text-style-name="P3" draw:layer="layout" svg:x1="10.764cm" svg:y1="9.446cm" svg:x2="9.58cm" svg:y2="8.726cm">
              <text:p/>
            </draw:line>
            <draw:polygon draw:style-name="gr22" draw:text-style-name="P3" draw:layer="layout" svg:width="0.147cm" svg:height="0.269cm" svg:x="9.291cm" svg:y="8.546cm" svg:viewBox="0 0 148 270" draw:points="0,180 0,0 148,90 148,270">
              <text:p/>
            </draw:polygon>
            <draw:line draw:style-name="gr23" draw:text-style-name="P3" draw:layer="layout" svg:x1="8.995cm" svg:y1="8.366cm" svg:x2="8.995cm" svg:y2="8.906cm">
              <text:p/>
            </draw:line>
            <draw:line draw:style-name="gr24" draw:text-style-name="P3" draw:layer="layout" svg:x1="8.847cm" svg:y1="8.276cm" svg:x2="8.847cm" svg:y2="8.816cm">
              <text:p/>
            </draw:line>
            <draw:line draw:style-name="gr25" draw:text-style-name="P3" draw:layer="layout" svg:x1="8.699cm" svg:y1="8.186cm" svg:x2="8.699cm" svg:y2="8.726cm">
              <text:p/>
            </draw:line>
            <draw:line draw:style-name="gr26" draw:text-style-name="P3" draw:layer="layout" svg:x1="8.551cm" svg:y1="8.096cm" svg:x2="8.551cm" svg:y2="8.636cm">
              <text:p/>
            </draw:line>
            <draw:line draw:style-name="gr27" draw:text-style-name="P3" draw:layer="layout" svg:x1="8.403cm" svg:y1="8.006cm" svg:x2="8.403cm" svg:y2="8.546cm">
              <text:p/>
            </draw:line>
            <draw:polygon draw:style-name="gr28" draw:text-style-name="P3" draw:layer="layout" svg:width="0.147cm" svg:height="0.99cm" svg:x="8.107cm" svg:y="7.646cm" svg:viewBox="0 0 148 991" draw:points="0,900 0,0 148,90 148,991">
              <text:p/>
            </draw:polygon>
            <draw:polygon draw:style-name="gr29" draw:text-style-name="P3" draw:layer="layout" svg:width="0.147cm" svg:height="0.99cm" svg:x="10.846cm" svg:y="9.311cm" svg:viewBox="0 0 148 991" draw:points="0,900 0,0 148,90 148,991">
              <text:p/>
            </draw:polygon>
            <draw:polygon draw:style-name="gr30" draw:text-style-name="P3" draw:layer="layout" svg:width="4.958cm" svg:height="3.916cm" svg:x="8.107cm" svg:y="6.385cm" svg:viewBox="0 0 4959 3917" draw:points="0,2161 0,1261 148,1351 2368,0 4959,1576 4959,2476 2887,3737 2887,3917">
              <text:p/>
            </draw:polygon>
          </draw:g>
        </draw:g>
        <draw:g>
          <draw:g>
            <draw:polygon draw:style-name="gr31" draw:text-style-name="P3" draw:layer="layout" svg:width="0.295cm" svg:height="0.539cm" svg:x="12.252cm" svg:y="8.636cm" svg:viewBox="0 0 296 540" draw:points="0,540 0,180 296,0 296,360">
              <text:p/>
            </draw:polygon>
            <draw:polygon draw:style-name="gr32" draw:text-style-name="P3" draw:layer="layout" svg:width="0.295cm" svg:height="0.539cm" svg:x="11.956cm" svg:y="8.636cm" svg:viewBox="0 0 296 540" draw:points="0,360 0,0 296,180 296,540">
              <text:p/>
            </draw:polygon>
            <draw:polygon draw:style-name="gr33" draw:text-style-name="P3" draw:layer="layout" svg:width="0.591cm" svg:height="0.359cm" svg:x="11.956cm" svg:y="8.456cm" svg:viewBox="0 0 592 360" draw:points="296,360 0,180 296,0 592,180">
              <text:p/>
            </draw:polygon>
          </draw:g>
          <draw:g>
            <draw:polygon draw:style-name="gr34" draw:text-style-name="P3" draw:layer="layout" svg:width="0.295cm" svg:height="0.539cm" svg:x="11.808cm" svg:y="9.447cm" svg:viewBox="0 0 296 540" draw:points="0,540 0,180 296,0 296,360">
              <text:p/>
            </draw:polygon>
            <draw:polygon draw:style-name="gr35" draw:text-style-name="P3" draw:layer="layout" svg:width="0.295cm" svg:height="0.539cm" svg:x="11.512cm" svg:y="9.447cm" svg:viewBox="0 0 296 540" draw:points="0,360 0,0 296,180 296,540">
              <text:p/>
            </draw:polygon>
            <draw:polygon draw:style-name="gr36" draw:text-style-name="P3" draw:layer="layout" svg:width="0.591cm" svg:height="0.359cm" svg:x="11.512cm" svg:y="9.266cm" svg:viewBox="0 0 592 360" draw:points="296,360 0,180 296,0 592,180">
              <text:p/>
            </draw:polygon>
          </draw:g>
          <draw:g>
            <draw:polygon draw:style-name="gr37" draw:text-style-name="P3" draw:layer="layout" svg:width="0.295cm" svg:height="0.539cm" svg:x="12.696cm" svg:y="9.447cm" svg:viewBox="0 0 296 540" draw:points="0,540 0,180 296,0 296,360">
              <text:p/>
            </draw:polygon>
            <draw:polygon draw:style-name="gr38" draw:text-style-name="P3" draw:layer="layout" svg:width="0.295cm" svg:height="0.539cm" svg:x="12.4cm" svg:y="9.447cm" svg:viewBox="0 0 296 540" draw:points="0,360 0,0 296,180 296,540">
              <text:p/>
            </draw:polygon>
            <draw:polygon draw:style-name="gr39" draw:text-style-name="P3" draw:layer="layout" svg:width="0.591cm" svg:height="0.359cm" svg:x="12.4cm" svg:y="9.266cm" svg:viewBox="0 0 592 360" draw:points="296,360 0,180 296,0 592,180">
              <text:p/>
            </draw:polygon>
          </draw:g>
          <draw:g>
            <draw:polygon draw:style-name="gr40" draw:text-style-name="P3" draw:layer="layout" svg:width="0.295cm" svg:height="0.539cm" svg:x="12.252cm" svg:y="9.717cm" svg:viewBox="0 0 296 540" draw:points="0,540 0,180 296,0 296,360">
              <text:p/>
            </draw:polygon>
            <draw:polygon draw:style-name="gr41" draw:text-style-name="P3" draw:layer="layout" svg:width="0.295cm" svg:height="0.539cm" svg:x="11.956cm" svg:y="9.717cm" svg:viewBox="0 0 296 540" draw:points="0,360 0,0 296,180 296,540">
              <text:p/>
            </draw:polygon>
            <draw:polygon draw:style-name="gr42" draw:text-style-name="P3" draw:layer="layout" svg:width="0.591cm" svg:height="0.359cm" svg:x="11.956cm" svg:y="9.537cm" svg:viewBox="0 0 592 360" draw:points="296,360 0,180 296,0 592,180">
              <text:p/>
            </draw:polygon>
          </draw:g>
          <draw:g>
            <draw:polygon draw:style-name="gr43" draw:text-style-name="P3" draw:layer="layout" svg:width="0.295cm" svg:height="0.539cm" svg:x="12.696cm" svg:y="8.906cm" svg:viewBox="0 0 296 540" draw:points="0,540 0,180 296,0 296,360">
              <text:p/>
            </draw:polygon>
            <draw:polygon draw:style-name="gr44" draw:text-style-name="P3" draw:layer="layout" svg:width="0.295cm" svg:height="0.539cm" svg:x="12.4cm" svg:y="8.906cm" svg:viewBox="0 0 296 540" draw:points="0,360 0,0 296,180 296,540">
              <text:p/>
            </draw:polygon>
            <draw:polygon draw:style-name="gr45" draw:text-style-name="P3" draw:layer="layout" svg:width="0.591cm" svg:height="0.359cm" svg:x="12.4cm" svg:y="8.726cm" svg:viewBox="0 0 592 360" draw:points="296,360 0,180 296,0 592,180">
              <text:p/>
            </draw:polygon>
          </draw:g>
          <draw:g>
            <draw:polygon draw:style-name="gr46" draw:text-style-name="P3" draw:layer="layout" svg:width="0.295cm" svg:height="0.539cm" svg:x="11.808cm" svg:y="8.906cm" svg:viewBox="0 0 296 540" draw:points="0,540 0,180 296,0 296,360">
              <text:p/>
            </draw:polygon>
            <draw:polygon draw:style-name="gr47" draw:text-style-name="P3" draw:layer="layout" svg:width="0.295cm" svg:height="0.539cm" svg:x="11.512cm" svg:y="8.906cm" svg:viewBox="0 0 296 540" draw:points="0,360 0,0 296,180 296,540">
              <text:p/>
            </draw:polygon>
            <draw:polygon draw:style-name="gr48" draw:text-style-name="P3" draw:layer="layout" svg:width="0.591cm" svg:height="0.359cm" svg:x="11.512cm" svg:y="8.726cm" svg:viewBox="0 0 592 360" draw:points="296,360 0,180 296,0 592,180">
              <text:p/>
            </draw:polygon>
          </draw:g>
          <draw:g>
            <draw:polygon draw:style-name="gr49" draw:text-style-name="P3" draw:layer="layout" svg:width="0.295cm" svg:height="0.539cm" svg:x="12.252cm" svg:y="9.176cm" svg:viewBox="0 0 296 540" draw:points="0,540 0,180 296,0 296,360">
              <text:p/>
            </draw:polygon>
            <draw:polygon draw:style-name="gr50" draw:text-style-name="P3" draw:layer="layout" svg:width="0.295cm" svg:height="0.539cm" svg:x="11.956cm" svg:y="9.176cm" svg:viewBox="0 0 296 540" draw:points="0,360 0,0 296,180 296,540">
              <text:p/>
            </draw:polygon>
            <draw:polygon draw:style-name="gr51" draw:text-style-name="P3" draw:layer="layout" svg:width="0.591cm" svg:height="0.359cm" svg:x="11.956cm" svg:y="8.996cm" svg:viewBox="0 0 592 360" draw:points="296,360 0,180 296,0 592,180">
              <text:p/>
            </draw:polygon>
          </draw:g>
          <draw:polygon draw:style-name="gr52" draw:text-style-name="P3" draw:layer="layout" svg:width="1.479cm" svg:height="1.8cm" svg:x="11.512cm" svg:y="8.456cm" svg:viewBox="0 0 1480 1801" draw:points="0,1351 0,991 148,900 0,810 0,450 296,270 444,360 444,180 740,0 1036,180 1036,360 1184,270 1480,450 1480,810 1332,900 1480,991 1480,1351 1184,1531 1036,1441 1036,1621 740,1801 444,1621 444,1441 296,1531">
            <text:p/>
          </draw:polygon>
        </draw:g>
        <draw:frame draw:style-name="gr12" draw:text-style-name="P5" draw:layer="layout" svg:width="4.38cm" svg:height="1.521cm" svg:x="8.309cm" svg:y="7.133cm">
          <draw:text-box>
            <text:p text:style-name="P4"><text:span text:style-name="T1">Application</text:span></text:p>
            <text:p text:style-name="P4"><text:span text:style-name="T1">Load Balancer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53" draw:text-style-name="P3" draw:layer="layout" svg:width="2.088cm" svg:height="1.586cm" svg:x="6.863cm" svg:y="13.384cm" svg:viewBox="0 0 2089 1587" svg:d="M2 1587c173 0 2087-986 2087-1287 0-300-269-300-442-300 0 129-1709 644-1645 1587z">
            <text:p/>
          </draw:path>
          <draw:g>
            <draw:polygon draw:style-name="gr54" draw:text-style-name="P3" draw:layer="layout" svg:width="2.213cm" svg:height="2.359cm" svg:x="4.525cm" svg:y="12.526cm" svg:viewBox="0 0 2214 2360" draw:points="0,858 0,0 2214,1502 2214,2360">
              <text:p/>
            </draw:polygon>
            <draw:polygon draw:style-name="gr55" draw:text-style-name="P3" draw:layer="layout" svg:width="1.897cm" svg:height="2.144cm" svg:x="6.739cm" svg:y="12.74cm" svg:viewBox="0 0 1898 2145" draw:points="0,2145 0,1287 1898,0 1898,858">
              <text:p/>
            </draw:polygon>
            <draw:polygon draw:style-name="gr56" draw:text-style-name="P3" draw:layer="layout" svg:width="4.111cm" svg:height="2.788cm" svg:x="4.525cm" svg:y="11.238cm" svg:viewBox="0 0 4112 2789" draw:points="2214,2789 0,1287 1898,0 4112,1502">
              <text:p/>
            </draw:polygon>
            <draw:line draw:style-name="gr57" draw:text-style-name="P3" draw:layer="layout" svg:x1="5.284cm" svg:y1="13.212cm" svg:x2="5.284cm" svg:y2="13.727cm">
              <text:p/>
            </draw:line>
            <draw:line draw:style-name="gr58" draw:text-style-name="P3" draw:layer="layout" svg:x1="6.675cm" svg:y1="14.31cm" svg:x2="5.663cm" svg:y2="13.624cm">
              <text:p/>
            </draw:line>
            <draw:line draw:style-name="gr59" draw:text-style-name="P3" draw:layer="layout" svg:x1="5.657cm" svg:y1="13.469cm" svg:x2="5.657cm" svg:y2="13.641cm">
              <text:p/>
            </draw:line>
            <draw:line draw:style-name="gr60" draw:text-style-name="P3" draw:layer="layout" svg:x1="6.67cm" svg:y1="14.156cm" svg:x2="6.67cm" svg:y2="14.328cm">
              <text:p/>
            </draw:line>
            <draw:line draw:style-name="gr61" draw:text-style-name="P3" draw:layer="layout" svg:x1="6.669cm" svg:y1="14.155cm" svg:x2="5.657cm" svg:y2="13.469cm">
              <text:p/>
            </draw:line>
            <draw:polygon draw:style-name="gr62" draw:text-style-name="P3" draw:layer="layout" svg:width="0.126cm" svg:height="0.256cm" svg:x="5.41cm" svg:y="13.298cm" svg:viewBox="0 0 127 257" draw:points="0,172 0,0 127,86 127,257">
              <text:p/>
            </draw:polygon>
            <draw:line draw:style-name="gr63" draw:text-style-name="P3" draw:layer="layout" svg:x1="5.157cm" svg:y1="13.126cm" svg:x2="5.157cm" svg:y2="13.641cm">
              <text:p/>
            </draw:line>
            <draw:line draw:style-name="gr64" draw:text-style-name="P3" draw:layer="layout" svg:x1="5.031cm" svg:y1="13.04cm" svg:x2="5.031cm" svg:y2="13.555cm">
              <text:p/>
            </draw:line>
            <draw:line draw:style-name="gr65" draw:text-style-name="P3" draw:layer="layout" svg:x1="4.904cm" svg:y1="12.955cm" svg:x2="4.904cm" svg:y2="13.47cm">
              <text:p/>
            </draw:line>
            <draw:line draw:style-name="gr66" draw:text-style-name="P3" draw:layer="layout" svg:x1="4.778cm" svg:y1="12.869cm" svg:x2="4.778cm" svg:y2="13.384cm">
              <text:p/>
            </draw:line>
            <draw:line draw:style-name="gr67" draw:text-style-name="P3" draw:layer="layout" svg:x1="4.651cm" svg:y1="12.783cm" svg:x2="4.651cm" svg:y2="13.298cm">
              <text:p/>
            </draw:line>
            <draw:polygon draw:style-name="gr68" draw:text-style-name="P3" draw:layer="layout" svg:width="0.126cm" svg:height="0.943cm" svg:x="4.398cm" svg:y="12.44cm" svg:viewBox="0 0 127 944" draw:points="0,858 0,0 127,86 127,944">
              <text:p/>
            </draw:polygon>
            <draw:polygon draw:style-name="gr69" draw:text-style-name="P3" draw:layer="layout" svg:width="0.126cm" svg:height="0.943cm" svg:x="6.739cm" svg:y="14.027cm" svg:viewBox="0 0 127 944" draw:points="0,858 0,0 127,86 127,944">
              <text:p/>
            </draw:polygon>
            <draw:polygon draw:style-name="gr70" draw:text-style-name="P3" draw:layer="layout" svg:width="4.238cm" svg:height="3.732cm" svg:x="4.398cm" svg:y="11.238cm" svg:viewBox="0 0 4239 3733" draw:points="0,2059 0,1201 127,1287 2024,0 4239,1502 4239,2360 2467,3561 2467,3733">
              <text:p/>
            </draw:polygon>
          </draw:g>
        </draw:g>
        <draw:g>
          <draw:custom-shape draw:style-name="gr71" draw:text-style-name="P6" draw:layer="layout" svg:width="1.139cm" svg:height="1.33cm" svg:x="4.808cm" svg:y="13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2" draw:text-style-name="P3" draw:layer="layout" svg:width="0.695cm" svg:height="1.243cm" svg:x="5.061cm" svg:y="13.584cm" svg:viewBox="0 0 696 1244" draw:points="0,86 127,86 190,43 316,0 506,86 380,86 443,215 253,429 190,472 127,515 253,601 316,686 506,686 696,815 569,1073 380,1244 380,987 253,815 316,729 190,601 63,558 0,386">
            <text:p/>
          </draw:polygon>
          <draw:path draw:style-name="gr73" draw:text-style-name="P3" draw:layer="layout" svg:width="0.287cm" svg:height="0.566cm" svg:x="5.631cm" svg:y="13.661cm" svg:viewBox="0 0 288 567" svg:d="M253 567v-43l-63-129v-129l-63-171-127-86c127-86 380 472 253 558z">
            <text:p/>
          </draw:path>
          <draw:g>
            <draw:line draw:style-name="gr74" draw:text-style-name="P3" draw:layer="layout" svg:x1="5.314cm" svg:y1="14.399cm" svg:x2="5.251cm" svg:y2="14.099cm">
              <text:p/>
            </draw:line>
            <draw:line draw:style-name="gr75" draw:text-style-name="P3" draw:layer="layout" svg:x1="5.314cm" svg:y1="14.4cm" svg:x2="5.377cm" svg:y2="14.185cm">
              <text:p/>
            </draw:line>
            <draw:line draw:style-name="gr76" draw:text-style-name="P3" draw:layer="layout" svg:x1="5.441cm" svg:y1="14.4cm" svg:x2="5.378cm" svg:y2="14.185cm">
              <text:p/>
            </draw:line>
            <draw:line draw:style-name="gr77" draw:text-style-name="P3" draw:layer="layout" svg:x1="5.441cm" svg:y1="14.399cm" svg:x2="5.504cm" svg:y2="14.099cm">
              <text:p/>
            </draw:line>
          </draw:g>
          <draw:g>
            <draw:line draw:style-name="gr78" draw:text-style-name="P3" draw:layer="layout" svg:x1="5.694cm" svg:y1="14.399cm" svg:x2="5.631cm" svg:y2="14.099cm">
              <text:p/>
            </draw:line>
            <draw:line draw:style-name="gr79" draw:text-style-name="P3" draw:layer="layout" svg:x1="5.694cm" svg:y1="14.4cm" svg:x2="5.757cm" svg:y2="14.185cm">
              <text:p/>
            </draw:line>
            <draw:line draw:style-name="gr80" draw:text-style-name="P3" draw:layer="layout" svg:x1="5.82cm" svg:y1="14.4cm" svg:x2="5.757cm" svg:y2="14.185cm">
              <text:p/>
            </draw:line>
            <draw:line draw:style-name="gr81" draw:text-style-name="P3" draw:layer="layout" svg:x1="5.82cm" svg:y1="14.399cm" svg:x2="5.883cm" svg:y2="14.099cm">
              <text:p/>
            </draw:line>
          </draw:g>
          <draw:g>
            <draw:line draw:style-name="gr82" draw:text-style-name="P3" draw:layer="layout" svg:x1="4.934cm" svg:y1="14.399cm" svg:x2="4.871cm" svg:y2="14.099cm">
              <text:p/>
            </draw:line>
            <draw:line draw:style-name="gr83" draw:text-style-name="P3" draw:layer="layout" svg:x1="4.935cm" svg:y1="14.4cm" svg:x2="4.998cm" svg:y2="14.185cm">
              <text:p/>
            </draw:line>
            <draw:line draw:style-name="gr84" draw:text-style-name="P3" draw:layer="layout" svg:x1="5.061cm" svg:y1="14.4cm" svg:x2="4.998cm" svg:y2="14.185cm">
              <text:p/>
            </draw:line>
            <draw:line draw:style-name="gr85" draw:text-style-name="P3" draw:layer="layout" svg:x1="5.061cm" svg:y1="14.399cm" svg:x2="5.124cm" svg:y2="14.099cm">
              <text:p/>
            </draw:line>
          </draw:g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86" draw:text-style-name="P3" draw:layer="layout" svg:width="2.088cm" svg:height="1.586cm" svg:x="15.882cm" svg:y="13.42cm" svg:viewBox="0 0 2089 1587" svg:d="M2 1587c173 0 2087-986 2087-1287 0-300-269-300-442-300 0 129-1709 644-1645 1587z">
            <text:p/>
          </draw:path>
          <draw:g>
            <draw:polygon draw:style-name="gr87" draw:text-style-name="P3" draw:layer="layout" svg:width="2.213cm" svg:height="2.359cm" svg:x="13.544cm" svg:y="12.562cm" svg:viewBox="0 0 2214 2360" draw:points="0,858 0,0 2214,1502 2214,2360">
              <text:p/>
            </draw:polygon>
            <draw:polygon draw:style-name="gr88" draw:text-style-name="P3" draw:layer="layout" svg:width="1.897cm" svg:height="2.144cm" svg:x="15.758cm" svg:y="12.776cm" svg:viewBox="0 0 1898 2145" draw:points="0,2145 0,1287 1898,0 1898,858">
              <text:p/>
            </draw:polygon>
            <draw:polygon draw:style-name="gr89" draw:text-style-name="P3" draw:layer="layout" svg:width="4.111cm" svg:height="2.788cm" svg:x="13.544cm" svg:y="11.274cm" svg:viewBox="0 0 4112 2789" draw:points="2214,2789 0,1287 1898,0 4112,1502">
              <text:p/>
            </draw:polygon>
            <draw:line draw:style-name="gr90" draw:text-style-name="P3" draw:layer="layout" svg:x1="14.303cm" svg:y1="13.248cm" svg:x2="14.303cm" svg:y2="13.763cm">
              <text:p/>
            </draw:line>
            <draw:line draw:style-name="gr91" draw:text-style-name="P3" draw:layer="layout" svg:x1="15.694cm" svg:y1="14.346cm" svg:x2="14.682cm" svg:y2="13.66cm">
              <text:p/>
            </draw:line>
            <draw:line draw:style-name="gr92" draw:text-style-name="P3" draw:layer="layout" svg:x1="14.676cm" svg:y1="13.505cm" svg:x2="14.676cm" svg:y2="13.677cm">
              <text:p/>
            </draw:line>
            <draw:line draw:style-name="gr93" draw:text-style-name="P3" draw:layer="layout" svg:x1="15.689cm" svg:y1="14.192cm" svg:x2="15.689cm" svg:y2="14.364cm">
              <text:p/>
            </draw:line>
            <draw:line draw:style-name="gr94" draw:text-style-name="P3" draw:layer="layout" svg:x1="15.688cm" svg:y1="14.191cm" svg:x2="14.676cm" svg:y2="13.505cm">
              <text:p/>
            </draw:line>
            <draw:polygon draw:style-name="gr95" draw:text-style-name="P3" draw:layer="layout" svg:width="0.126cm" svg:height="0.256cm" svg:x="14.429cm" svg:y="13.334cm" svg:viewBox="0 0 127 257" draw:points="0,172 0,0 127,86 127,257">
              <text:p/>
            </draw:polygon>
            <draw:line draw:style-name="gr96" draw:text-style-name="P3" draw:layer="layout" svg:x1="14.176cm" svg:y1="13.162cm" svg:x2="14.176cm" svg:y2="13.677cm">
              <text:p/>
            </draw:line>
            <draw:line draw:style-name="gr97" draw:text-style-name="P3" draw:layer="layout" svg:x1="14.05cm" svg:y1="13.076cm" svg:x2="14.05cm" svg:y2="13.591cm">
              <text:p/>
            </draw:line>
            <draw:line draw:style-name="gr98" draw:text-style-name="P3" draw:layer="layout" svg:x1="13.923cm" svg:y1="12.991cm" svg:x2="13.923cm" svg:y2="13.506cm">
              <text:p/>
            </draw:line>
            <draw:line draw:style-name="gr99" draw:text-style-name="P3" draw:layer="layout" svg:x1="13.797cm" svg:y1="12.905cm" svg:x2="13.797cm" svg:y2="13.42cm">
              <text:p/>
            </draw:line>
            <draw:line draw:style-name="gr100" draw:text-style-name="P3" draw:layer="layout" svg:x1="13.67cm" svg:y1="12.819cm" svg:x2="13.67cm" svg:y2="13.334cm">
              <text:p/>
            </draw:line>
            <draw:polygon draw:style-name="gr101" draw:text-style-name="P3" draw:layer="layout" svg:width="0.126cm" svg:height="0.943cm" svg:x="13.417cm" svg:y="12.476cm" svg:viewBox="0 0 127 944" draw:points="0,858 0,0 127,86 127,944">
              <text:p/>
            </draw:polygon>
            <draw:polygon draw:style-name="gr102" draw:text-style-name="P3" draw:layer="layout" svg:width="0.126cm" svg:height="0.943cm" svg:x="15.758cm" svg:y="14.063cm" svg:viewBox="0 0 127 944" draw:points="0,858 0,0 127,86 127,944">
              <text:p/>
            </draw:polygon>
            <draw:polygon draw:style-name="gr103" draw:text-style-name="P3" draw:layer="layout" svg:width="4.238cm" svg:height="3.732cm" svg:x="13.417cm" svg:y="11.274cm" svg:viewBox="0 0 4239 3733" draw:points="0,2059 0,1201 127,1287 2024,0 4239,1502 4239,2360 2467,3561 2467,3733">
              <text:p/>
            </draw:polygon>
          </draw:g>
        </draw:g>
        <draw:g>
          <draw:custom-shape draw:style-name="gr104" draw:text-style-name="P6" draw:layer="layout" svg:width="1.139cm" svg:height="1.33cm" svg:x="16.327cm" svg:y="13.6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5" draw:text-style-name="P3" draw:layer="layout" svg:width="0.695cm" svg:height="1.243cm" svg:x="16.58cm" svg:y="13.72cm" svg:viewBox="0 0 696 1244" draw:points="0,86 127,86 190,43 316,0 506,86 380,86 443,215 253,429 190,472 127,515 253,601 316,686 506,686 696,815 569,1073 380,1244 380,987 253,815 316,729 190,601 63,558 0,386">
            <text:p/>
          </draw:polygon>
          <draw:path draw:style-name="gr106" draw:text-style-name="P3" draw:layer="layout" svg:width="0.287cm" svg:height="0.566cm" svg:x="17.15cm" svg:y="13.797cm" svg:viewBox="0 0 288 567" svg:d="M253 567v-43l-63-129v-129l-63-171-127-86c127-86 380 472 253 558z">
            <text:p/>
          </draw:path>
          <draw:g>
            <draw:line draw:style-name="gr107" draw:text-style-name="P3" draw:layer="layout" svg:x1="16.833cm" svg:y1="14.535cm" svg:x2="16.77cm" svg:y2="14.235cm">
              <text:p/>
            </draw:line>
            <draw:line draw:style-name="gr108" draw:text-style-name="P3" draw:layer="layout" svg:x1="16.833cm" svg:y1="14.536cm" svg:x2="16.896cm" svg:y2="14.321cm">
              <text:p/>
            </draw:line>
            <draw:line draw:style-name="gr109" draw:text-style-name="P3" draw:layer="layout" svg:x1="16.96cm" svg:y1="14.536cm" svg:x2="16.897cm" svg:y2="14.321cm">
              <text:p/>
            </draw:line>
            <draw:line draw:style-name="gr110" draw:text-style-name="P3" draw:layer="layout" svg:x1="16.96cm" svg:y1="14.535cm" svg:x2="17.023cm" svg:y2="14.235cm">
              <text:p/>
            </draw:line>
          </draw:g>
          <draw:g>
            <draw:line draw:style-name="gr111" draw:text-style-name="P3" draw:layer="layout" svg:x1="17.213cm" svg:y1="14.535cm" svg:x2="17.15cm" svg:y2="14.235cm">
              <text:p/>
            </draw:line>
            <draw:line draw:style-name="gr112" draw:text-style-name="P3" draw:layer="layout" svg:x1="17.213cm" svg:y1="14.536cm" svg:x2="17.276cm" svg:y2="14.321cm">
              <text:p/>
            </draw:line>
            <draw:line draw:style-name="gr113" draw:text-style-name="P3" draw:layer="layout" svg:x1="17.339cm" svg:y1="14.536cm" svg:x2="17.276cm" svg:y2="14.321cm">
              <text:p/>
            </draw:line>
            <draw:line draw:style-name="gr114" draw:text-style-name="P3" draw:layer="layout" svg:x1="17.339cm" svg:y1="14.535cm" svg:x2="17.402cm" svg:y2="14.235cm">
              <text:p/>
            </draw:line>
          </draw:g>
          <draw:g>
            <draw:line draw:style-name="gr115" draw:text-style-name="P3" draw:layer="layout" svg:x1="16.453cm" svg:y1="14.535cm" svg:x2="16.39cm" svg:y2="14.235cm">
              <text:p/>
            </draw:line>
            <draw:line draw:style-name="gr116" draw:text-style-name="P3" draw:layer="layout" svg:x1="16.454cm" svg:y1="14.536cm" svg:x2="16.517cm" svg:y2="14.321cm">
              <text:p/>
            </draw:line>
            <draw:line draw:style-name="gr117" draw:text-style-name="P3" draw:layer="layout" svg:x1="16.58cm" svg:y1="14.536cm" svg:x2="16.517cm" svg:y2="14.321cm">
              <text:p/>
            </draw:line>
            <draw:line draw:style-name="gr118" draw:text-style-name="P3" draw:layer="layout" svg:x1="16.58cm" svg:y1="14.535cm" svg:x2="16.643cm" svg:y2="14.235cm">
              <text:p/>
            </draw:line>
          </draw:g>
        </draw:g>
        <draw:frame draw:style-name="gr119" draw:text-style-name="P4" draw:layer="layout" svg:width="2.667cm" svg:height="0.457cm" draw:transform="rotate (-1.5707963267949) translate (10.755cm 3.794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4" draw:layer="layout" svg:width="3.394cm" svg:height="0.397cm" draw:transform="skewX (-0.00244346095279211) rotate (-2.26473923738784) translate (9.611cm 9.465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4" draw:layer="layout" svg:width="2.982cm" svg:height="0.349cm" draw:transform="rotate (-0.785398163397448) translate (12.623cm 9.763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2" draw:text-style-name="P2" draw:layer="layout" svg:width="3.347cm" svg:height="0.886cm" svg:x="13.972cm" svg:y="12.192cm">
          <draw:text-box>
            <text:p><text:span text:style-name="T1">Rails-app2</text:span></text:p>
          </draw:text-box>
        </draw:frame>
        <draw:frame draw:style-name="gr12" draw:text-style-name="P2" draw:layer="layout" svg:width="3.347cm" svg:height="0.886cm" svg:x="4.973cm" svg:y="12.192cm">
          <draw:text-box>
            <text:p><text:span text:style-name="T1">Rails-app1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20" draw:text-style-name="P3" draw:layer="layout" svg:width="2.345cm" svg:height="1.518cm" svg:x="11.613cm" svg:y="23.96cm" svg:viewBox="0 0 2346 1519" svg:d="M2 1519c195 0 2344-944 2344-1232 0-287-302-287-497-287 0 123-1918 616-1847 1519z">
            <text:p/>
          </draw:path>
          <draw:g>
            <draw:polygon draw:style-name="gr121" draw:text-style-name="P3" draw:layer="layout" svg:width="2.485cm" svg:height="2.257cm" svg:x="8.987cm" svg:y="23.139cm" svg:viewBox="0 0 2486 2258" draw:points="0,821 0,0 2486,1437 2486,2258">
              <text:p/>
            </draw:polygon>
            <draw:polygon draw:style-name="gr122" draw:text-style-name="P3" draw:layer="layout" svg:width="2.13cm" svg:height="2.052cm" svg:x="11.473cm" svg:y="23.344cm" svg:viewBox="0 0 2131 2053" draw:points="0,2053 0,1232 2131,0 2131,821">
              <text:p/>
            </draw:polygon>
            <draw:polygon draw:style-name="gr123" draw:text-style-name="P3" draw:layer="layout" svg:width="4.616cm" svg:height="2.668cm" svg:x="8.987cm" svg:y="21.907cm" svg:viewBox="0 0 4617 2669" draw:points="2486,2669 0,1232 2131,0 4617,1437">
              <text:p/>
            </draw:polygon>
            <draw:line draw:style-name="gr124" draw:text-style-name="P3" draw:layer="layout" svg:x1="9.839cm" svg:y1="23.796cm" svg:x2="9.839cm" svg:y2="24.289cm">
              <text:p/>
            </draw:line>
            <draw:line draw:style-name="gr125" draw:text-style-name="P3" draw:layer="layout" svg:x1="11.402cm" svg:y1="24.847cm" svg:x2="10.266cm" svg:y2="24.19cm">
              <text:p/>
            </draw:line>
            <draw:line draw:style-name="gr126" draw:text-style-name="P3" draw:layer="layout" svg:x1="10.259cm" svg:y1="24.042cm" svg:x2="10.259cm" svg:y2="24.206cm">
              <text:p/>
            </draw:line>
            <draw:line draw:style-name="gr127" draw:text-style-name="P3" draw:layer="layout" svg:x1="11.395cm" svg:y1="24.699cm" svg:x2="11.395cm" svg:y2="24.863cm">
              <text:p/>
            </draw:line>
            <draw:line draw:style-name="gr128" draw:text-style-name="P3" draw:layer="layout" svg:x1="11.395cm" svg:y1="24.699cm" svg:x2="10.259cm" svg:y2="24.042cm">
              <text:p/>
            </draw:line>
            <draw:polygon draw:style-name="gr129" draw:text-style-name="P3" draw:layer="layout" svg:width="0.141cm" svg:height="0.245cm" svg:x="9.981cm" svg:y="23.878cm" svg:viewBox="0 0 142 246" draw:points="0,164 0,0 142,82 142,246">
              <text:p/>
            </draw:polygon>
            <draw:line draw:style-name="gr130" draw:text-style-name="P3" draw:layer="layout" svg:x1="9.697cm" svg:y1="23.714cm" svg:x2="9.697cm" svg:y2="24.207cm">
              <text:p/>
            </draw:line>
            <draw:line draw:style-name="gr131" draw:text-style-name="P3" draw:layer="layout" svg:x1="9.555cm" svg:y1="23.631cm" svg:x2="9.555cm" svg:y2="24.124cm">
              <text:p/>
            </draw:line>
            <draw:line draw:style-name="gr132" draw:text-style-name="P3" draw:layer="layout" svg:x1="9.413cm" svg:y1="23.549cm" svg:x2="9.413cm" svg:y2="24.042cm">
              <text:p/>
            </draw:line>
            <draw:line draw:style-name="gr133" draw:text-style-name="P3" draw:layer="layout" svg:x1="9.271cm" svg:y1="23.467cm" svg:x2="9.271cm" svg:y2="23.96cm">
              <text:p/>
            </draw:line>
            <draw:line draw:style-name="gr134" draw:text-style-name="P3" draw:layer="layout" svg:x1="9.129cm" svg:y1="23.385cm" svg:x2="9.129cm" svg:y2="23.878cm">
              <text:p/>
            </draw:line>
            <draw:polygon draw:style-name="gr135" draw:text-style-name="P3" draw:layer="layout" svg:width="0.141cm" svg:height="0.902cm" svg:x="8.845cm" svg:y="23.057cm" svg:viewBox="0 0 142 903" draw:points="0,821 0,0 142,82 142,903">
              <text:p/>
            </draw:polygon>
            <draw:polygon draw:style-name="gr136" draw:text-style-name="P3" draw:layer="layout" svg:width="0.141cm" svg:height="0.902cm" svg:x="11.473cm" svg:y="24.576cm" svg:viewBox="0 0 142 903" draw:points="0,821 0,0 142,82 142,903">
              <text:p/>
            </draw:polygon>
            <draw:polygon draw:style-name="gr137" draw:text-style-name="P3" draw:layer="layout" svg:width="4.758cm" svg:height="3.571cm" svg:x="8.845cm" svg:y="21.907cm" svg:viewBox="0 0 4759 3572" draw:points="0,1971 0,1150 142,1232 2273,0 4759,1437 4759,2258 2770,3408 2770,3572">
              <text:p/>
            </draw:polygon>
          </draw:g>
        </draw:g>
        <draw:g>
          <draw:custom-shape draw:style-name="gr138" draw:text-style-name="P3" draw:layer="layout" svg:width="0.888cm" svg:height="1.314cm" svg:x="12.006cm" svg:y="24.16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39" draw:text-style-name="P3" draw:layer="layout" svg:width="0.888cm" svg:height="0.416cm" svg:x="12.006cm" svg:y="24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0" draw:layer="layout" svg:width="0.502cm" svg:height="1.195cm" svg:x="9.276cm" svg:y="13.954cm">
          <draw:text-box>
            <text:p/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41" draw:text-style-name="P3" draw:layer="layout" svg:width="2.345cm" svg:height="1.518cm" svg:x="17.631cm" svg:y="23.996cm" svg:viewBox="0 0 2346 1519" svg:d="M2 1519c195 0 2344-944 2344-1232 0-287-302-287-497-287 0 123-1918 616-1847 1519z">
            <text:p/>
          </draw:path>
          <draw:g>
            <draw:polygon draw:style-name="gr142" draw:text-style-name="P3" draw:layer="layout" svg:width="2.485cm" svg:height="2.257cm" svg:x="15.005cm" svg:y="23.175cm" svg:viewBox="0 0 2486 2258" draw:points="0,821 0,0 2486,1437 2486,2258">
              <text:p/>
            </draw:polygon>
            <draw:polygon draw:style-name="gr143" draw:text-style-name="P3" draw:layer="layout" svg:width="2.13cm" svg:height="2.052cm" svg:x="17.491cm" svg:y="23.38cm" svg:viewBox="0 0 2131 2053" draw:points="0,2053 0,1232 2131,0 2131,821">
              <text:p/>
            </draw:polygon>
            <draw:polygon draw:style-name="gr144" draw:text-style-name="P3" draw:layer="layout" svg:width="4.616cm" svg:height="2.668cm" svg:x="15.005cm" svg:y="21.943cm" svg:viewBox="0 0 4617 2669" draw:points="2486,2669 0,1232 2131,0 4617,1437">
              <text:p/>
            </draw:polygon>
            <draw:line draw:style-name="gr145" draw:text-style-name="P3" draw:layer="layout" svg:x1="15.857cm" svg:y1="23.832cm" svg:x2="15.857cm" svg:y2="24.325cm">
              <text:p/>
            </draw:line>
            <draw:line draw:style-name="gr146" draw:text-style-name="P3" draw:layer="layout" svg:x1="17.42cm" svg:y1="24.883cm" svg:x2="16.284cm" svg:y2="24.226cm">
              <text:p/>
            </draw:line>
            <draw:line draw:style-name="gr147" draw:text-style-name="P3" draw:layer="layout" svg:x1="16.277cm" svg:y1="24.078cm" svg:x2="16.277cm" svg:y2="24.242cm">
              <text:p/>
            </draw:line>
            <draw:line draw:style-name="gr148" draw:text-style-name="P3" draw:layer="layout" svg:x1="17.413cm" svg:y1="24.735cm" svg:x2="17.413cm" svg:y2="24.899cm">
              <text:p/>
            </draw:line>
            <draw:line draw:style-name="gr149" draw:text-style-name="P3" draw:layer="layout" svg:x1="17.413cm" svg:y1="24.735cm" svg:x2="16.277cm" svg:y2="24.078cm">
              <text:p/>
            </draw:line>
            <draw:polygon draw:style-name="gr150" draw:text-style-name="P3" draw:layer="layout" svg:width="0.141cm" svg:height="0.245cm" svg:x="15.999cm" svg:y="23.914cm" svg:viewBox="0 0 142 246" draw:points="0,164 0,0 142,82 142,246">
              <text:p/>
            </draw:polygon>
            <draw:line draw:style-name="gr151" draw:text-style-name="P3" draw:layer="layout" svg:x1="15.715cm" svg:y1="23.75cm" svg:x2="15.715cm" svg:y2="24.243cm">
              <text:p/>
            </draw:line>
            <draw:line draw:style-name="gr152" draw:text-style-name="P3" draw:layer="layout" svg:x1="15.573cm" svg:y1="23.667cm" svg:x2="15.573cm" svg:y2="24.16cm">
              <text:p/>
            </draw:line>
            <draw:line draw:style-name="gr153" draw:text-style-name="P3" draw:layer="layout" svg:x1="15.431cm" svg:y1="23.585cm" svg:x2="15.431cm" svg:y2="24.078cm">
              <text:p/>
            </draw:line>
            <draw:line draw:style-name="gr154" draw:text-style-name="P3" draw:layer="layout" svg:x1="15.289cm" svg:y1="23.503cm" svg:x2="15.289cm" svg:y2="23.996cm">
              <text:p/>
            </draw:line>
            <draw:line draw:style-name="gr155" draw:text-style-name="P3" draw:layer="layout" svg:x1="15.147cm" svg:y1="23.421cm" svg:x2="15.147cm" svg:y2="23.914cm">
              <text:p/>
            </draw:line>
            <draw:polygon draw:style-name="gr156" draw:text-style-name="P3" draw:layer="layout" svg:width="0.141cm" svg:height="0.902cm" svg:x="14.863cm" svg:y="23.093cm" svg:viewBox="0 0 142 903" draw:points="0,821 0,0 142,82 142,903">
              <text:p/>
            </draw:polygon>
            <draw:polygon draw:style-name="gr157" draw:text-style-name="P3" draw:layer="layout" svg:width="0.141cm" svg:height="0.902cm" svg:x="17.491cm" svg:y="24.612cm" svg:viewBox="0 0 142 903" draw:points="0,821 0,0 142,82 142,903">
              <text:p/>
            </draw:polygon>
            <draw:polygon draw:style-name="gr158" draw:text-style-name="P3" draw:layer="layout" svg:width="4.758cm" svg:height="3.571cm" svg:x="14.863cm" svg:y="21.943cm" svg:viewBox="0 0 4759 3572" draw:points="0,1971 0,1150 142,1232 2273,0 4759,1437 4759,2258 2770,3408 2770,3572">
              <text:p/>
            </draw:polygon>
          </draw:g>
        </draw:g>
        <draw:g>
          <draw:custom-shape draw:style-name="gr159" draw:text-style-name="P3" draw:layer="layout" svg:width="0.888cm" svg:height="1.314cm" svg:x="18.024cm" svg:y="24.2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60" draw:text-style-name="P3" draw:layer="layout" svg:width="0.888cm" svg:height="0.416cm" svg:x="18.024cm" svg:y="2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61" draw:text-style-name="P3" draw:layer="layout" svg:width="2.345cm" svg:height="1.518cm" svg:x="5.631cm" svg:y="23.996cm" svg:viewBox="0 0 2346 1519" svg:d="M2 1519c195 0 2344-944 2344-1232 0-287-302-287-497-287 0 123-1918 616-1847 1519z">
            <text:p/>
          </draw:path>
          <draw:g>
            <draw:polygon draw:style-name="gr162" draw:text-style-name="P3" draw:layer="layout" svg:width="2.485cm" svg:height="2.257cm" svg:x="3.005cm" svg:y="23.175cm" svg:viewBox="0 0 2486 2258" draw:points="0,821 0,0 2486,1437 2486,2258">
              <text:p/>
            </draw:polygon>
            <draw:polygon draw:style-name="gr163" draw:text-style-name="P3" draw:layer="layout" svg:width="2.13cm" svg:height="2.052cm" svg:x="5.491cm" svg:y="23.38cm" svg:viewBox="0 0 2131 2053" draw:points="0,2053 0,1232 2131,0 2131,821">
              <text:p/>
            </draw:polygon>
            <draw:polygon draw:style-name="gr164" draw:text-style-name="P3" draw:layer="layout" svg:width="4.616cm" svg:height="2.668cm" svg:x="3.005cm" svg:y="21.943cm" svg:viewBox="0 0 4617 2669" draw:points="2486,2669 0,1232 2131,0 4617,1437">
              <text:p/>
            </draw:polygon>
            <draw:line draw:style-name="gr165" draw:text-style-name="P3" draw:layer="layout" svg:x1="3.857cm" svg:y1="23.832cm" svg:x2="3.857cm" svg:y2="24.325cm">
              <text:p/>
            </draw:line>
            <draw:line draw:style-name="gr166" draw:text-style-name="P3" draw:layer="layout" svg:x1="5.42cm" svg:y1="24.883cm" svg:x2="4.284cm" svg:y2="24.226cm">
              <text:p/>
            </draw:line>
            <draw:line draw:style-name="gr167" draw:text-style-name="P3" draw:layer="layout" svg:x1="4.277cm" svg:y1="24.078cm" svg:x2="4.277cm" svg:y2="24.242cm">
              <text:p/>
            </draw:line>
            <draw:line draw:style-name="gr168" draw:text-style-name="P3" draw:layer="layout" svg:x1="5.413cm" svg:y1="24.735cm" svg:x2="5.413cm" svg:y2="24.899cm">
              <text:p/>
            </draw:line>
            <draw:line draw:style-name="gr169" draw:text-style-name="P3" draw:layer="layout" svg:x1="5.413cm" svg:y1="24.735cm" svg:x2="4.277cm" svg:y2="24.078cm">
              <text:p/>
            </draw:line>
            <draw:polygon draw:style-name="gr170" draw:text-style-name="P3" draw:layer="layout" svg:width="0.141cm" svg:height="0.245cm" svg:x="3.999cm" svg:y="23.914cm" svg:viewBox="0 0 142 246" draw:points="0,164 0,0 142,82 142,246">
              <text:p/>
            </draw:polygon>
            <draw:line draw:style-name="gr171" draw:text-style-name="P3" draw:layer="layout" svg:x1="3.715cm" svg:y1="23.75cm" svg:x2="3.715cm" svg:y2="24.243cm">
              <text:p/>
            </draw:line>
            <draw:line draw:style-name="gr172" draw:text-style-name="P3" draw:layer="layout" svg:x1="3.573cm" svg:y1="23.667cm" svg:x2="3.573cm" svg:y2="24.16cm">
              <text:p/>
            </draw:line>
            <draw:line draw:style-name="gr173" draw:text-style-name="P3" draw:layer="layout" svg:x1="3.431cm" svg:y1="23.585cm" svg:x2="3.431cm" svg:y2="24.078cm">
              <text:p/>
            </draw:line>
            <draw:line draw:style-name="gr174" draw:text-style-name="P3" draw:layer="layout" svg:x1="3.289cm" svg:y1="23.503cm" svg:x2="3.289cm" svg:y2="23.996cm">
              <text:p/>
            </draw:line>
            <draw:line draw:style-name="gr175" draw:text-style-name="P3" draw:layer="layout" svg:x1="3.147cm" svg:y1="23.421cm" svg:x2="3.147cm" svg:y2="23.914cm">
              <text:p/>
            </draw:line>
            <draw:polygon draw:style-name="gr176" draw:text-style-name="P3" draw:layer="layout" svg:width="0.141cm" svg:height="0.902cm" svg:x="2.863cm" svg:y="23.093cm" svg:viewBox="0 0 142 903" draw:points="0,821 0,0 142,82 142,903">
              <text:p/>
            </draw:polygon>
            <draw:polygon draw:style-name="gr177" draw:text-style-name="P3" draw:layer="layout" svg:width="0.141cm" svg:height="0.902cm" svg:x="5.491cm" svg:y="24.612cm" svg:viewBox="0 0 142 903" draw:points="0,821 0,0 142,82 142,903">
              <text:p/>
            </draw:polygon>
            <draw:polygon draw:style-name="gr178" draw:text-style-name="P3" draw:layer="layout" svg:width="4.758cm" svg:height="3.571cm" svg:x="2.863cm" svg:y="21.943cm" svg:viewBox="0 0 4759 3572" draw:points="0,1971 0,1150 142,1232 2273,0 4759,1437 4759,2258 2770,3408 2770,3572">
              <text:p/>
            </draw:polygon>
          </draw:g>
        </draw:g>
        <draw:g>
          <draw:custom-shape draw:style-name="gr179" draw:text-style-name="P3" draw:layer="layout" svg:width="0.888cm" svg:height="1.314cm" svg:x="6.024cm" svg:y="24.2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80" draw:text-style-name="P3" draw:layer="layout" svg:width="0.888cm" svg:height="0.416cm" svg:x="6.024cm" svg:y="2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9" draw:text-style-name="P4" draw:layer="layout" svg:width="13.589cm" svg:height="6.634cm" svg:x="4.783cm" svg:y="15.575cm">
          <draw:image xlink:href="Pictures/10001D5B0000178E00000D6E2D32AA8A.svg" xlink:type="simple" xlink:show="embed" xlink:actuate="onLoad">
            <text:p/>
          </draw:image>
          <draw:image xlink:href="Pictures/10000201000000E400000082CAFD11CE.png" xlink:type="simple" xlink:show="embed" xlink:actuate="onLoad"/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81" draw:text-style-name="P3" draw:layer="layout" svg:width="2.402cm" svg:height="1.555cm" svg:x="8.616cm" svg:y="18.629cm" svg:viewBox="0 0 2403 1556" svg:d="M2 1556c200 0 2401-967 2401-1262 0-294-310-294-509-294 0 126-1965 631-1892 1556z">
            <text:p/>
          </draw:path>
          <draw:g>
            <draw:polygon draw:style-name="gr182" draw:text-style-name="P3" draw:layer="layout" svg:width="2.546cm" svg:height="2.312cm" svg:x="5.926cm" svg:y="17.788cm" svg:viewBox="0 0 2547 2313" draw:points="0,841 0,0 2547,1472 2547,2313">
              <text:p/>
            </draw:polygon>
            <draw:polygon draw:style-name="gr183" draw:text-style-name="P3" draw:layer="layout" svg:width="2.182cm" svg:height="2.102cm" svg:x="8.472cm" svg:y="17.998cm" svg:viewBox="0 0 2183 2103" draw:points="0,2103 0,1262 2183,0 2183,841">
              <text:p/>
            </draw:polygon>
            <draw:polygon draw:style-name="gr184" draw:text-style-name="P3" draw:layer="layout" svg:width="4.728cm" svg:height="2.733cm" svg:x="5.926cm" svg:y="16.526cm" svg:viewBox="0 0 4729 2734" draw:points="2547,2734 0,1262 2183,0 4729,1472">
              <text:p/>
            </draw:polygon>
            <draw:line draw:style-name="gr185" draw:text-style-name="P3" draw:layer="layout" svg:x1="6.799cm" svg:y1="18.461cm" svg:x2="6.799cm" svg:y2="18.966cm">
              <text:p/>
            </draw:line>
            <draw:line draw:style-name="gr186" draw:text-style-name="P3" draw:layer="layout" svg:x1="8.399cm" svg:y1="19.537cm" svg:x2="7.235cm" svg:y2="18.864cm">
              <text:p/>
            </draw:line>
            <draw:line draw:style-name="gr187" draw:text-style-name="P3" draw:layer="layout" svg:x1="7.228cm" svg:y1="18.713cm" svg:x2="7.228cm" svg:y2="18.881cm">
              <text:p/>
            </draw:line>
            <draw:line draw:style-name="gr188" draw:text-style-name="P3" draw:layer="layout" svg:x1="8.393cm" svg:y1="19.386cm" svg:x2="8.393cm" svg:y2="19.554cm">
              <text:p/>
            </draw:line>
            <draw:line draw:style-name="gr189" draw:text-style-name="P3" draw:layer="layout" svg:x1="8.392cm" svg:y1="19.386cm" svg:x2="7.228cm" svg:y2="18.713cm">
              <text:p/>
            </draw:line>
            <draw:polygon draw:style-name="gr190" draw:text-style-name="P3" draw:layer="layout" svg:width="0.145cm" svg:height="0.251cm" svg:x="6.944cm" svg:y="18.545cm" svg:viewBox="0 0 146 252" draw:points="0,168 0,0 146,84 146,252">
              <text:p/>
            </draw:polygon>
            <draw:line draw:style-name="gr191" draw:text-style-name="P3" draw:layer="layout" svg:x1="6.653cm" svg:y1="18.377cm" svg:x2="6.653cm" svg:y2="18.882cm">
              <text:p/>
            </draw:line>
            <draw:line draw:style-name="gr192" draw:text-style-name="P3" draw:layer="layout" svg:x1="6.508cm" svg:y1="18.292cm" svg:x2="6.508cm" svg:y2="18.797cm">
              <text:p/>
            </draw:line>
            <draw:line draw:style-name="gr193" draw:text-style-name="P3" draw:layer="layout" svg:x1="6.362cm" svg:y1="18.208cm" svg:x2="6.362cm" svg:y2="18.713cm">
              <text:p/>
            </draw:line>
            <draw:line draw:style-name="gr194" draw:text-style-name="P3" draw:layer="layout" svg:x1="6.217cm" svg:y1="18.124cm" svg:x2="6.217cm" svg:y2="18.629cm">
              <text:p/>
            </draw:line>
            <draw:line draw:style-name="gr195" draw:text-style-name="P3" draw:layer="layout" svg:x1="6.071cm" svg:y1="18.04cm" svg:x2="6.071cm" svg:y2="18.545cm">
              <text:p/>
            </draw:line>
            <draw:polygon draw:style-name="gr196" draw:text-style-name="P3" draw:layer="layout" svg:width="0.145cm" svg:height="0.924cm" svg:x="5.78cm" svg:y="17.704cm" svg:viewBox="0 0 146 925" draw:points="0,841 0,0 146,84 146,925">
              <text:p/>
            </draw:polygon>
            <draw:polygon draw:style-name="gr197" draw:text-style-name="P3" draw:layer="layout" svg:width="0.145cm" svg:height="0.924cm" svg:x="8.472cm" svg:y="19.26cm" svg:viewBox="0 0 146 925" draw:points="0,841 0,0 146,84 146,925">
              <text:p/>
            </draw:polygon>
            <draw:polygon draw:style-name="gr198" draw:text-style-name="P3" draw:layer="layout" svg:width="4.874cm" svg:height="3.658cm" svg:x="5.78cm" svg:y="16.526cm" svg:viewBox="0 0 4875 3659" draw:points="0,2019 0,1178 146,1262 2328,0 4875,1472 4875,2313 2838,3491 2838,3659">
              <text:p/>
            </draw:polygon>
          </draw:g>
        </draw:g>
        <draw:g>
          <draw:polygon draw:style-name="gr199" draw:text-style-name="P3" draw:layer="layout" svg:width="0.727cm" svg:height="1.261cm" svg:x="10cm" svg:y="18.503cm" svg:viewBox="0 0 728 1262" draw:points="0,841 0,0 728,421 728,1262">
            <text:p/>
          </draw:polygon>
          <draw:polygon draw:style-name="gr200" draw:text-style-name="P3" draw:layer="layout" svg:width="0.727cm" svg:height="1.261cm" svg:x="9.272cm" svg:y="18.503cm" svg:viewBox="0 0 728 1262" draw:points="0,1262 0,421 728,0 728,841">
            <text:p/>
          </draw:polygon>
          <draw:polygon draw:style-name="gr201" draw:text-style-name="P3" draw:layer="layout" svg:width="1.454cm" svg:height="0.84cm" svg:x="9.272cm" svg:y="19.344cm" svg:viewBox="0 0 1455 841" draw:points="728,841 0,421 728,0 1455,421">
            <text:p/>
          </draw:polygon>
          <draw:line draw:style-name="gr202" draw:text-style-name="P1" draw:layer="layout" svg:x1="9.345cm" svg:y1="19.722cm" svg:x2="10.073cm" svg:y2="20.143cm">
            <text:p/>
          </draw:line>
          <draw:line draw:style-name="gr203" draw:text-style-name="P1" draw:layer="layout" svg:x1="9.418cm" svg:y1="19.68cm" svg:x2="10.146cm" svg:y2="20.101cm">
            <text:p/>
          </draw:line>
          <draw:line draw:style-name="gr204" draw:text-style-name="P1" draw:layer="layout" svg:x1="9.491cm" svg:y1="19.638cm" svg:x2="10.219cm" svg:y2="20.059cm">
            <text:p/>
          </draw:line>
          <draw:line draw:style-name="gr205" draw:text-style-name="P1" draw:layer="layout" svg:x1="9.563cm" svg:y1="19.596cm" svg:x2="10.291cm" svg:y2="20.017cm">
            <text:p/>
          </draw:line>
          <draw:line draw:style-name="gr206" draw:text-style-name="P1" draw:layer="layout" svg:x1="9.636cm" svg:y1="19.554cm" svg:x2="10.364cm" svg:y2="19.975cm">
            <text:p/>
          </draw:line>
          <draw:line draw:style-name="gr207" draw:text-style-name="P1" draw:layer="layout" svg:x1="9.709cm" svg:y1="19.512cm" svg:x2="10.437cm" svg:y2="19.933cm">
            <text:p/>
          </draw:line>
          <draw:line draw:style-name="gr208" draw:text-style-name="P1" draw:layer="layout" svg:x1="9.782cm" svg:y1="19.47cm" svg:x2="10.51cm" svg:y2="19.891cm">
            <text:p/>
          </draw:line>
          <draw:line draw:style-name="gr209" draw:text-style-name="P1" draw:layer="layout" svg:x1="9.855cm" svg:y1="19.428cm" svg:x2="10.583cm" svg:y2="19.849cm">
            <text:p/>
          </draw:line>
          <draw:line draw:style-name="gr210" draw:text-style-name="P1" draw:layer="layout" svg:x1="9.927cm" svg:y1="19.386cm" svg:x2="10.655cm" svg:y2="19.807cm">
            <text:p/>
          </draw:line>
          <draw:line draw:style-name="gr211" draw:text-style-name="P1" draw:layer="layout" svg:x1="10cm" svg:y1="19.176cm" svg:x2="10.728cm" svg:y2="19.597cm">
            <text:p/>
          </draw:line>
          <draw:line draw:style-name="gr212" draw:text-style-name="P1" draw:layer="layout" svg:x1="10cm" svg:y1="19.092cm" svg:x2="10.728cm" svg:y2="19.513cm">
            <text:p/>
          </draw:line>
          <draw:line draw:style-name="gr213" draw:text-style-name="P1" draw:layer="layout" svg:x1="10cm" svg:y1="19.007cm" svg:x2="10.728cm" svg:y2="19.428cm">
            <text:p/>
          </draw:line>
          <draw:line draw:style-name="gr214" draw:text-style-name="P1" draw:layer="layout" svg:x1="10cm" svg:y1="18.923cm" svg:x2="10.728cm" svg:y2="19.344cm">
            <text:p/>
          </draw:line>
          <draw:line draw:style-name="gr215" draw:text-style-name="P1" draw:layer="layout" svg:x1="10cm" svg:y1="18.839cm" svg:x2="10.728cm" svg:y2="19.26cm">
            <text:p/>
          </draw:line>
          <draw:line draw:style-name="gr216" draw:text-style-name="P1" draw:layer="layout" svg:x1="10cm" svg:y1="18.755cm" svg:x2="10.728cm" svg:y2="19.176cm">
            <text:p/>
          </draw:line>
          <draw:line draw:style-name="gr217" draw:text-style-name="P1" draw:layer="layout" svg:x1="10cm" svg:y1="18.671cm" svg:x2="10.728cm" svg:y2="19.092cm">
            <text:p/>
          </draw:line>
          <draw:line draw:style-name="gr218" draw:text-style-name="P1" draw:layer="layout" svg:x1="10cm" svg:y1="18.587cm" svg:x2="10.728cm" svg:y2="19.008cm">
            <text:p/>
          </draw:line>
          <draw:line draw:style-name="gr219" draw:text-style-name="P1" draw:layer="layout" svg:x1="9.927cm" svg:y1="20.143cm" svg:x2="10.655cm" svg:y2="19.722cm">
            <text:p/>
          </draw:line>
          <draw:line draw:style-name="gr220" draw:text-style-name="P1" draw:layer="layout" svg:x1="9.855cm" svg:y1="20.101cm" svg:x2="10.583cm" svg:y2="19.68cm">
            <text:p/>
          </draw:line>
          <draw:line draw:style-name="gr221" draw:text-style-name="P1" draw:layer="layout" svg:x1="9.782cm" svg:y1="20.059cm" svg:x2="10.51cm" svg:y2="19.638cm">
            <text:p/>
          </draw:line>
          <draw:line draw:style-name="gr222" draw:text-style-name="P1" draw:layer="layout" svg:x1="9.709cm" svg:y1="20.017cm" svg:x2="10.437cm" svg:y2="19.596cm">
            <text:p/>
          </draw:line>
          <draw:line draw:style-name="gr223" draw:text-style-name="P1" draw:layer="layout" svg:x1="9.636cm" svg:y1="19.975cm" svg:x2="10.364cm" svg:y2="19.554cm">
            <text:p/>
          </draw:line>
          <draw:line draw:style-name="gr224" draw:text-style-name="P1" draw:layer="layout" svg:x1="9.563cm" svg:y1="19.933cm" svg:x2="10.291cm" svg:y2="19.512cm">
            <text:p/>
          </draw:line>
          <draw:line draw:style-name="gr225" draw:text-style-name="P1" draw:layer="layout" svg:x1="9.491cm" svg:y1="19.891cm" svg:x2="10.219cm" svg:y2="19.47cm">
            <text:p/>
          </draw:line>
          <draw:line draw:style-name="gr226" draw:text-style-name="P1" draw:layer="layout" svg:x1="9.418cm" svg:y1="19.849cm" svg:x2="10.146cm" svg:y2="19.428cm">
            <text:p/>
          </draw:line>
          <draw:line draw:style-name="gr227" draw:text-style-name="P1" draw:layer="layout" svg:x1="9.345cm" svg:y1="19.807cm" svg:x2="10.073cm" svg:y2="19.386cm">
            <text:p/>
          </draw:line>
          <draw:line draw:style-name="gr228" draw:text-style-name="P1" draw:layer="layout" svg:x1="9.272cm" svg:y1="19.681cm" svg:x2="10cm" svg:y2="19.26cm">
            <text:p/>
          </draw:line>
          <draw:line draw:style-name="gr229" draw:text-style-name="P1" draw:layer="layout" svg:x1="9.272cm" svg:y1="19.597cm" svg:x2="10cm" svg:y2="19.176cm">
            <text:p/>
          </draw:line>
          <draw:line draw:style-name="gr230" draw:text-style-name="P1" draw:layer="layout" svg:x1="9.272cm" svg:y1="19.513cm" svg:x2="10cm" svg:y2="19.092cm">
            <text:p/>
          </draw:line>
          <draw:line draw:style-name="gr231" draw:text-style-name="P1" draw:layer="layout" svg:x1="9.272cm" svg:y1="19.428cm" svg:x2="10cm" svg:y2="19.007cm">
            <text:p/>
          </draw:line>
          <draw:line draw:style-name="gr232" draw:text-style-name="P1" draw:layer="layout" svg:x1="9.272cm" svg:y1="19.344cm" svg:x2="10cm" svg:y2="18.923cm">
            <text:p/>
          </draw:line>
          <draw:line draw:style-name="gr233" draw:text-style-name="P1" draw:layer="layout" svg:x1="9.272cm" svg:y1="19.26cm" svg:x2="10cm" svg:y2="18.839cm">
            <text:p/>
          </draw:line>
          <draw:line draw:style-name="gr234" draw:text-style-name="P1" draw:layer="layout" svg:x1="9.272cm" svg:y1="19.176cm" svg:x2="10cm" svg:y2="18.755cm">
            <text:p/>
          </draw:line>
          <draw:line draw:style-name="gr235" draw:text-style-name="P1" draw:layer="layout" svg:x1="9.272cm" svg:y1="19.092cm" svg:x2="10cm" svg:y2="18.671cm">
            <text:p/>
          </draw:line>
          <draw:line draw:style-name="gr236" draw:text-style-name="P1" draw:layer="layout" svg:x1="9.272cm" svg:y1="19.008cm" svg:x2="10cm" svg:y2="18.587cm">
            <text:p/>
          </draw:line>
          <draw:line draw:style-name="gr237" draw:text-style-name="P1" draw:layer="layout" svg:x1="9.345cm" svg:y1="19.722cm" svg:x2="9.345cm" svg:y2="18.881cm">
            <text:p/>
          </draw:line>
          <draw:line draw:style-name="gr238" draw:text-style-name="P1" draw:layer="layout" svg:x1="9.418cm" svg:y1="19.68cm" svg:x2="9.418cm" svg:y2="18.839cm">
            <text:p/>
          </draw:line>
          <draw:line draw:style-name="gr239" draw:text-style-name="P1" draw:layer="layout" svg:x1="9.491cm" svg:y1="19.638cm" svg:x2="9.491cm" svg:y2="18.797cm">
            <text:p/>
          </draw:line>
          <draw:line draw:style-name="gr240" draw:text-style-name="P1" draw:layer="layout" svg:x1="9.563cm" svg:y1="19.596cm" svg:x2="9.563cm" svg:y2="18.755cm">
            <text:p/>
          </draw:line>
          <draw:line draw:style-name="gr241" draw:text-style-name="P1" draw:layer="layout" svg:x1="9.636cm" svg:y1="19.554cm" svg:x2="9.636cm" svg:y2="18.713cm">
            <text:p/>
          </draw:line>
          <draw:line draw:style-name="gr242" draw:text-style-name="P1" draw:layer="layout" svg:x1="9.709cm" svg:y1="19.512cm" svg:x2="9.709cm" svg:y2="18.671cm">
            <text:p/>
          </draw:line>
          <draw:line draw:style-name="gr243" draw:text-style-name="P1" draw:layer="layout" svg:x1="9.782cm" svg:y1="19.47cm" svg:x2="9.782cm" svg:y2="18.629cm">
            <text:p/>
          </draw:line>
          <draw:line draw:style-name="gr244" draw:text-style-name="P1" draw:layer="layout" svg:x1="9.855cm" svg:y1="19.428cm" svg:x2="9.855cm" svg:y2="18.587cm">
            <text:p/>
          </draw:line>
          <draw:line draw:style-name="gr245" draw:text-style-name="P1" draw:layer="layout" svg:x1="9.927cm" svg:y1="19.386cm" svg:x2="9.927cm" svg:y2="18.545cm">
            <text:p/>
          </draw:line>
          <draw:line draw:style-name="gr246" draw:text-style-name="P1" draw:layer="layout" svg:x1="10.073cm" svg:y1="19.386cm" svg:x2="10.073cm" svg:y2="18.545cm">
            <text:p/>
          </draw:line>
          <draw:line draw:style-name="gr247" draw:text-style-name="P1" draw:layer="layout" svg:x1="10.146cm" svg:y1="19.428cm" svg:x2="10.146cm" svg:y2="18.587cm">
            <text:p/>
          </draw:line>
          <draw:line draw:style-name="gr248" draw:text-style-name="P1" draw:layer="layout" svg:x1="10.218cm" svg:y1="19.47cm" svg:x2="10.218cm" svg:y2="18.629cm">
            <text:p/>
          </draw:line>
          <draw:line draw:style-name="gr249" draw:text-style-name="P1" draw:layer="layout" svg:x1="10.291cm" svg:y1="19.512cm" svg:x2="10.291cm" svg:y2="18.671cm">
            <text:p/>
          </draw:line>
          <draw:line draw:style-name="gr250" draw:text-style-name="P1" draw:layer="layout" svg:x1="10.364cm" svg:y1="19.554cm" svg:x2="10.364cm" svg:y2="18.713cm">
            <text:p/>
          </draw:line>
          <draw:line draw:style-name="gr251" draw:text-style-name="P1" draw:layer="layout" svg:x1="10.437cm" svg:y1="19.596cm" svg:x2="10.437cm" svg:y2="18.755cm">
            <text:p/>
          </draw:line>
          <draw:line draw:style-name="gr252" draw:text-style-name="P1" draw:layer="layout" svg:x1="10.509cm" svg:y1="19.638cm" svg:x2="10.509cm" svg:y2="18.797cm">
            <text:p/>
          </draw:line>
          <draw:line draw:style-name="gr253" draw:text-style-name="P1" draw:layer="layout" svg:x1="10.582cm" svg:y1="19.68cm" svg:x2="10.582cm" svg:y2="18.839cm">
            <text:p/>
          </draw:line>
          <draw:line draw:style-name="gr254" draw:text-style-name="P1" draw:layer="layout" svg:x1="10.655cm" svg:y1="19.722cm" svg:x2="10.655cm" svg:y2="18.881cm">
            <text:p/>
          </draw:line>
          <draw:polygon draw:style-name="gr255" draw:text-style-name="P3" draw:layer="layout" svg:width="1.454cm" svg:height="1.681cm" svg:x="9.272cm" svg:y="18.503cm" svg:viewBox="0 0 1455 1682" draw:points="0,1262 0,421 728,0 1455,421 1455,1262 728,1682">
            <text:p/>
          </draw:polygon>
          <draw:line draw:style-name="gr256" draw:text-style-name="P1" draw:layer="layout" svg:x1="10cm" svg:y1="19.26cm" svg:x2="10.728cm" svg:y2="19.681cm">
            <text:p/>
          </draw:line>
          <draw:g>
            <draw:line draw:style-name="gr257" draw:text-style-name="P1" draw:layer="layout" svg:x1="10cm" svg:y1="19.344cm" svg:x2="10.873cm" svg:y2="19.849cm">
              <text:p/>
            </draw:line>
            <draw:polygon draw:style-name="gr258" draw:text-style-name="P1" draw:layer="layout" svg:width="0.145cm" svg:height="0.125cm" svg:x="10.728cm" svg:y="19.722cm" svg:viewBox="0 0 146 126" draw:points="0,126 73,84 73,0 146,126">
              <text:p/>
            </draw:polygon>
          </draw:g>
          <draw:g>
            <draw:line draw:style-name="gr259" draw:text-style-name="P1" draw:layer="layout" svg:x1="10cm" svg:y1="18.334cm" svg:x2="10cm" svg:y2="19.343cm">
              <text:p/>
            </draw:line>
            <draw:polygon draw:style-name="gr260" draw:text-style-name="P1" draw:layer="layout" svg:width="0.145cm" svg:height="0.125cm" svg:x="9.927cm" svg:y="18.334cm" svg:viewBox="0 0 146 126" draw:points="73,84 0,126 73,0 146,126">
              <text:p/>
            </draw:polygon>
          </draw:g>
          <draw:g>
            <draw:line draw:style-name="gr261" draw:text-style-name="P1" draw:layer="layout" svg:x1="10cm" svg:y1="19.344cm" svg:x2="9.127cm" svg:y2="19.849cm">
              <text:p/>
            </draw:line>
            <draw:polygon draw:style-name="gr262" draw:text-style-name="P1" draw:layer="layout" svg:width="0.145cm" svg:height="0.125cm" svg:x="9.127cm" svg:y="19.722cm" svg:viewBox="0 0 146 126" draw:points="0,126 73,0 73,84 146,126">
              <text:p/>
            </draw:polygon>
          </draw:g>
          <draw:custom-shape draw:style-name="gr263" draw:text-style-name="P1" draw:layer="layout" svg:width="0.728cm" svg:height="1.01cm" svg:x="9.636cm" svg:y="18.881cm">
            <text:p/>
            <draw:enhanced-geometry svg:viewBox="0 0 88 21600" draw:glue-points="44 ?f6 44 0 0 10800 44 21600 88 10800" draw:text-areas="0 ?f6 88 ?f3" draw:type="can" draw:modifiers="8150.603915035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9" draw:text-style-name="P4" draw:layer="layout" svg:width="3.206cm" svg:height="0.376cm" draw:transform="skewX (0.00523598775598295) rotate (-0.605105651666435) translate (7.904cm 13.981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4" draw:layer="layout" svg:width="3.21cm" svg:height="0.376cm" draw:transform="rotate (-2.51205239239544) translate (14.866cm 14.248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4" draw:layer="layout" svg:width="3.158cm" svg:height="0.369cm" draw:transform="rotate (-0.377514717206373) translate (13.408cm 21.19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4" draw:layer="layout" svg:width="3.039cm" svg:height="0.356cm" draw:transform="skewX (0.00279252680319094) rotate (-2.69705729310684) translate (9.007cm 21.53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4" draw:layer="layout" svg:width="1.549cm" svg:height="0.304cm" draw:transform="skewX (-0.127583568320785) rotate (-1.58249003278326) translate (11.436cm 21.364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2" draw:text-style-name="P7" draw:layer="layout" svg:width="3.317cm" svg:height="0.886cm" svg:x="3.637cm" svg:y="22.752cm">
          <draw:text-box>
            <text:p><text:span text:style-name="T2">Database1</text:span></text:p>
          </draw:text-box>
        </draw:frame>
        <draw:frame draw:style-name="gr12" draw:text-style-name="P7" draw:layer="layout" svg:width="3.317cm" svg:height="0.886cm" svg:x="9.638cm" svg:y="22.752cm">
          <draw:text-box>
            <text:p><text:span text:style-name="T2">Database2</text:span></text:p>
          </draw:text-box>
        </draw:frame>
        <draw:frame draw:style-name="gr12" draw:text-style-name="P7" draw:layer="layout" svg:width="3.317cm" svg:height="0.886cm" svg:x="15.638cm" svg:y="22.752cm">
          <draw:text-box>
            <text:p><text:span text:style-name="T2">Database3</text:span></text:p>
          </draw:text-box>
        </draw:frame>
        <draw:frame draw:style-name="gr119" draw:text-style-name="P4" draw:layer="layout" svg:width="5.216cm" svg:height="2.165cm" svg:x="6.833cm" svg:y="23.841cm">
          <draw:image xlink:href="Pictures/10000DDC00001F7E00000DA280D6E821.svg" xlink:type="simple" xlink:show="embed" xlink:actuate="onLoad">
            <text:p/>
          </draw:image>
          <draw:image xlink:href="Pictures/100002010000013100000084FA777A22.png" xlink:type="simple" xlink:show="embed" xlink:actuate="onLoad"/>
        </draw:frame>
        <draw:frame draw:style-name="gr119" draw:text-style-name="P4" draw:layer="layout" svg:width="5.216cm" svg:height="2.165cm" svg:x="12.833cm" svg:y="23.842cm">
          <draw:image xlink:href="Pictures/10000DDC00001F7E00000DA280D6E821.svg" xlink:type="simple" xlink:show="embed" xlink:actuate="onLoad">
            <text:p/>
          </draw:image>
          <draw:image xlink:href="Pictures/100002010000013100000084FA777A22.png" xlink:type="simple" xlink:show="embed" xlink:actuate="onLoad"/>
        </draw:frame>
        <draw:frame draw:style-name="gr119" draw:text-style-name="P4" draw:layer="layout" svg:width="7.011cm" svg:height="1.318cm" svg:x="5.915cm" svg:y="25.536cm">
          <draw:image xlink:href="Pictures/1000037100001D7900000BB015E29A52.svg" xlink:type="simple" xlink:show="embed" xlink:actuate="onLoad">
            <text:p/>
          </draw:image>
          <draw:image xlink:href="Pictures/100002010000011D0000007148FB6BDC.png" xlink:type="simple" xlink:show="embed" xlink:actuate="onLoad"/>
        </draw:frame>
        <draw:frame draw:style-name="gr264" draw:text-style-name="P4" draw:layer="layout" svg:width="7.011cm" svg:height="1.318cm" svg:x="12.105cm" svg:y="25.536cm">
          <draw:image xlink:href="Pictures/1000037100001D7900000BB015E29A52.svg" xlink:type="simple" xlink:show="embed" xlink:actuate="onLoad">
            <text:p/>
          </draw:image>
          <draw:image xlink:href="Pictures/100002010000011D0000007148FB6BDC.png" xlink:type="simple" xlink:show="embed" xlink:actuate="onLoad"/>
        </draw:frame>
        <draw:frame draw:style-name="gr12" draw:text-style-name="P2" draw:layer="layout" svg:width="3.533cm" svg:height="0.886cm" svg:x="10.276cm" svg:y="25.846cm">
          <draw:text-box>
            <text:p><text:span text:style-name="T1">Replication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265" draw:text-style-name="P3" draw:layer="layout" svg:width="2.402cm" svg:height="1.555cm" svg:x="14.634cm" svg:y="18.665cm" svg:viewBox="0 0 2403 1556" svg:d="M2 1556c200 0 2401-967 2401-1262 0-294-310-294-509-294 0 126-1965 631-1892 1556z">
            <text:p/>
          </draw:path>
          <draw:g>
            <draw:polygon draw:style-name="gr266" draw:text-style-name="P3" draw:layer="layout" svg:width="2.546cm" svg:height="2.312cm" svg:x="11.944cm" svg:y="17.824cm" svg:viewBox="0 0 2547 2313" draw:points="0,841 0,0 2547,1472 2547,2313">
              <text:p/>
            </draw:polygon>
            <draw:polygon draw:style-name="gr267" draw:text-style-name="P3" draw:layer="layout" svg:width="2.182cm" svg:height="2.102cm" svg:x="14.49cm" svg:y="18.034cm" svg:viewBox="0 0 2183 2103" draw:points="0,2103 0,1262 2183,0 2183,841">
              <text:p/>
            </draw:polygon>
            <draw:polygon draw:style-name="gr268" draw:text-style-name="P3" draw:layer="layout" svg:width="4.728cm" svg:height="2.733cm" svg:x="11.944cm" svg:y="16.562cm" svg:viewBox="0 0 4729 2734" draw:points="2547,2734 0,1262 2183,0 4729,1472">
              <text:p/>
            </draw:polygon>
            <draw:line draw:style-name="gr269" draw:text-style-name="P3" draw:layer="layout" svg:x1="12.817cm" svg:y1="18.497cm" svg:x2="12.817cm" svg:y2="19.002cm">
              <text:p/>
            </draw:line>
            <draw:line draw:style-name="gr270" draw:text-style-name="P3" draw:layer="layout" svg:x1="14.417cm" svg:y1="19.573cm" svg:x2="13.253cm" svg:y2="18.9cm">
              <text:p/>
            </draw:line>
            <draw:line draw:style-name="gr271" draw:text-style-name="P3" draw:layer="layout" svg:x1="13.246cm" svg:y1="18.749cm" svg:x2="13.246cm" svg:y2="18.917cm">
              <text:p/>
            </draw:line>
            <draw:line draw:style-name="gr272" draw:text-style-name="P3" draw:layer="layout" svg:x1="14.411cm" svg:y1="19.422cm" svg:x2="14.411cm" svg:y2="19.59cm">
              <text:p/>
            </draw:line>
            <draw:line draw:style-name="gr273" draw:text-style-name="P3" draw:layer="layout" svg:x1="14.41cm" svg:y1="19.422cm" svg:x2="13.246cm" svg:y2="18.749cm">
              <text:p/>
            </draw:line>
            <draw:polygon draw:style-name="gr274" draw:text-style-name="P3" draw:layer="layout" svg:width="0.145cm" svg:height="0.251cm" svg:x="12.962cm" svg:y="18.581cm" svg:viewBox="0 0 146 252" draw:points="0,168 0,0 146,84 146,252">
              <text:p/>
            </draw:polygon>
            <draw:line draw:style-name="gr275" draw:text-style-name="P3" draw:layer="layout" svg:x1="12.671cm" svg:y1="18.413cm" svg:x2="12.671cm" svg:y2="18.918cm">
              <text:p/>
            </draw:line>
            <draw:line draw:style-name="gr276" draw:text-style-name="P3" draw:layer="layout" svg:x1="12.526cm" svg:y1="18.328cm" svg:x2="12.526cm" svg:y2="18.833cm">
              <text:p/>
            </draw:line>
            <draw:line draw:style-name="gr277" draw:text-style-name="P3" draw:layer="layout" svg:x1="12.38cm" svg:y1="18.244cm" svg:x2="12.38cm" svg:y2="18.749cm">
              <text:p/>
            </draw:line>
            <draw:line draw:style-name="gr278" draw:text-style-name="P3" draw:layer="layout" svg:x1="12.235cm" svg:y1="18.16cm" svg:x2="12.235cm" svg:y2="18.665cm">
              <text:p/>
            </draw:line>
            <draw:line draw:style-name="gr279" draw:text-style-name="P3" draw:layer="layout" svg:x1="12.089cm" svg:y1="18.076cm" svg:x2="12.089cm" svg:y2="18.581cm">
              <text:p/>
            </draw:line>
            <draw:polygon draw:style-name="gr280" draw:text-style-name="P3" draw:layer="layout" svg:width="0.145cm" svg:height="0.924cm" svg:x="11.798cm" svg:y="17.74cm" svg:viewBox="0 0 146 925" draw:points="0,841 0,0 146,84 146,925">
              <text:p/>
            </draw:polygon>
            <draw:polygon draw:style-name="gr281" draw:text-style-name="P3" draw:layer="layout" svg:width="0.145cm" svg:height="0.924cm" svg:x="14.49cm" svg:y="19.296cm" svg:viewBox="0 0 146 925" draw:points="0,841 0,0 146,84 146,925">
              <text:p/>
            </draw:polygon>
            <draw:polygon draw:style-name="gr282" draw:text-style-name="P3" draw:layer="layout" svg:width="4.874cm" svg:height="3.658cm" svg:x="11.798cm" svg:y="16.562cm" svg:viewBox="0 0 4875 3659" draw:points="0,2019 0,1178 146,1262 2328,0 4875,1472 4875,2313 2838,3491 2838,3659">
              <text:p/>
            </draw:polygon>
          </draw:g>
        </draw:g>
        <draw:frame draw:style-name="gr12" draw:layer="layout" svg:width="7.352cm" svg:height="1.521cm" svg:x="7.606cm" svg:y="15.818cm">
          <draw:text-box>
            <text:p text:style-name="P4"><text:span text:style-name="T1">Database Load Balancers</text:span></text:p>
            <text:p text:style-name="P4"><text:span text:style-name="T1">in High Available mode</text:span></text:p>
          </draw:text-box>
        </draw:frame>
        <draw:g>
          <draw:polygon draw:style-name="gr283" draw:text-style-name="P3" draw:layer="layout" svg:width="0.727cm" svg:height="1.261cm" svg:x="16.018cm" svg:y="18.539cm" svg:viewBox="0 0 728 1262" draw:points="0,841 0,0 728,421 728,1262">
            <text:p/>
          </draw:polygon>
          <draw:polygon draw:style-name="gr284" draw:text-style-name="P3" draw:layer="layout" svg:width="0.727cm" svg:height="1.261cm" svg:x="15.29cm" svg:y="18.539cm" svg:viewBox="0 0 728 1262" draw:points="0,1262 0,421 728,0 728,841">
            <text:p/>
          </draw:polygon>
          <draw:polygon draw:style-name="gr285" draw:text-style-name="P3" draw:layer="layout" svg:width="1.454cm" svg:height="0.84cm" svg:x="15.29cm" svg:y="19.38cm" svg:viewBox="0 0 1455 841" draw:points="728,841 0,421 728,0 1455,421">
            <text:p/>
          </draw:polygon>
          <draw:line draw:style-name="gr286" draw:text-style-name="P1" draw:layer="layout" svg:x1="15.363cm" svg:y1="19.758cm" svg:x2="16.091cm" svg:y2="20.179cm">
            <text:p/>
          </draw:line>
          <draw:line draw:style-name="gr287" draw:text-style-name="P1" draw:layer="layout" svg:x1="15.436cm" svg:y1="19.716cm" svg:x2="16.164cm" svg:y2="20.137cm">
            <text:p/>
          </draw:line>
          <draw:line draw:style-name="gr288" draw:text-style-name="P1" draw:layer="layout" svg:x1="15.509cm" svg:y1="19.674cm" svg:x2="16.237cm" svg:y2="20.095cm">
            <text:p/>
          </draw:line>
          <draw:line draw:style-name="gr289" draw:text-style-name="P1" draw:layer="layout" svg:x1="15.581cm" svg:y1="19.632cm" svg:x2="16.309cm" svg:y2="20.053cm">
            <text:p/>
          </draw:line>
          <draw:line draw:style-name="gr290" draw:text-style-name="P1" draw:layer="layout" svg:x1="15.654cm" svg:y1="19.59cm" svg:x2="16.382cm" svg:y2="20.011cm">
            <text:p/>
          </draw:line>
          <draw:line draw:style-name="gr291" draw:text-style-name="P1" draw:layer="layout" svg:x1="15.727cm" svg:y1="19.548cm" svg:x2="16.455cm" svg:y2="19.969cm">
            <text:p/>
          </draw:line>
          <draw:line draw:style-name="gr292" draw:text-style-name="P1" draw:layer="layout" svg:x1="15.8cm" svg:y1="19.506cm" svg:x2="16.528cm" svg:y2="19.927cm">
            <text:p/>
          </draw:line>
          <draw:line draw:style-name="gr293" draw:text-style-name="P1" draw:layer="layout" svg:x1="15.873cm" svg:y1="19.464cm" svg:x2="16.601cm" svg:y2="19.885cm">
            <text:p/>
          </draw:line>
          <draw:line draw:style-name="gr294" draw:text-style-name="P1" draw:layer="layout" svg:x1="15.945cm" svg:y1="19.422cm" svg:x2="16.673cm" svg:y2="19.843cm">
            <text:p/>
          </draw:line>
          <draw:line draw:style-name="gr295" draw:text-style-name="P1" draw:layer="layout" svg:x1="16.018cm" svg:y1="19.212cm" svg:x2="16.746cm" svg:y2="19.633cm">
            <text:p/>
          </draw:line>
          <draw:line draw:style-name="gr296" draw:text-style-name="P1" draw:layer="layout" svg:x1="16.018cm" svg:y1="19.128cm" svg:x2="16.746cm" svg:y2="19.549cm">
            <text:p/>
          </draw:line>
          <draw:line draw:style-name="gr297" draw:text-style-name="P1" draw:layer="layout" svg:x1="16.018cm" svg:y1="19.043cm" svg:x2="16.746cm" svg:y2="19.464cm">
            <text:p/>
          </draw:line>
          <draw:line draw:style-name="gr298" draw:text-style-name="P1" draw:layer="layout" svg:x1="16.018cm" svg:y1="18.959cm" svg:x2="16.746cm" svg:y2="19.38cm">
            <text:p/>
          </draw:line>
          <draw:line draw:style-name="gr299" draw:text-style-name="P1" draw:layer="layout" svg:x1="16.018cm" svg:y1="18.875cm" svg:x2="16.746cm" svg:y2="19.296cm">
            <text:p/>
          </draw:line>
          <draw:line draw:style-name="gr300" draw:text-style-name="P1" draw:layer="layout" svg:x1="16.018cm" svg:y1="18.791cm" svg:x2="16.746cm" svg:y2="19.212cm">
            <text:p/>
          </draw:line>
          <draw:line draw:style-name="gr301" draw:text-style-name="P1" draw:layer="layout" svg:x1="16.018cm" svg:y1="18.707cm" svg:x2="16.746cm" svg:y2="19.128cm">
            <text:p/>
          </draw:line>
          <draw:line draw:style-name="gr302" draw:text-style-name="P1" draw:layer="layout" svg:x1="16.018cm" svg:y1="18.623cm" svg:x2="16.746cm" svg:y2="19.044cm">
            <text:p/>
          </draw:line>
          <draw:line draw:style-name="gr303" draw:text-style-name="P1" draw:layer="layout" svg:x1="15.945cm" svg:y1="20.179cm" svg:x2="16.673cm" svg:y2="19.758cm">
            <text:p/>
          </draw:line>
          <draw:line draw:style-name="gr304" draw:text-style-name="P1" draw:layer="layout" svg:x1="15.873cm" svg:y1="20.137cm" svg:x2="16.601cm" svg:y2="19.716cm">
            <text:p/>
          </draw:line>
          <draw:line draw:style-name="gr305" draw:text-style-name="P1" draw:layer="layout" svg:x1="15.8cm" svg:y1="20.095cm" svg:x2="16.528cm" svg:y2="19.674cm">
            <text:p/>
          </draw:line>
          <draw:line draw:style-name="gr306" draw:text-style-name="P1" draw:layer="layout" svg:x1="15.727cm" svg:y1="20.053cm" svg:x2="16.455cm" svg:y2="19.632cm">
            <text:p/>
          </draw:line>
          <draw:line draw:style-name="gr307" draw:text-style-name="P1" draw:layer="layout" svg:x1="15.654cm" svg:y1="20.011cm" svg:x2="16.382cm" svg:y2="19.59cm">
            <text:p/>
          </draw:line>
          <draw:line draw:style-name="gr308" draw:text-style-name="P1" draw:layer="layout" svg:x1="15.581cm" svg:y1="19.969cm" svg:x2="16.309cm" svg:y2="19.548cm">
            <text:p/>
          </draw:line>
          <draw:line draw:style-name="gr309" draw:text-style-name="P1" draw:layer="layout" svg:x1="15.509cm" svg:y1="19.927cm" svg:x2="16.237cm" svg:y2="19.506cm">
            <text:p/>
          </draw:line>
          <draw:line draw:style-name="gr310" draw:text-style-name="P1" draw:layer="layout" svg:x1="15.436cm" svg:y1="19.885cm" svg:x2="16.164cm" svg:y2="19.464cm">
            <text:p/>
          </draw:line>
          <draw:line draw:style-name="gr311" draw:text-style-name="P1" draw:layer="layout" svg:x1="15.363cm" svg:y1="19.843cm" svg:x2="16.091cm" svg:y2="19.422cm">
            <text:p/>
          </draw:line>
          <draw:line draw:style-name="gr312" draw:text-style-name="P1" draw:layer="layout" svg:x1="15.29cm" svg:y1="19.717cm" svg:x2="16.018cm" svg:y2="19.296cm">
            <text:p/>
          </draw:line>
          <draw:line draw:style-name="gr313" draw:text-style-name="P1" draw:layer="layout" svg:x1="15.29cm" svg:y1="19.633cm" svg:x2="16.018cm" svg:y2="19.212cm">
            <text:p/>
          </draw:line>
          <draw:line draw:style-name="gr314" draw:text-style-name="P1" draw:layer="layout" svg:x1="15.29cm" svg:y1="19.549cm" svg:x2="16.018cm" svg:y2="19.128cm">
            <text:p/>
          </draw:line>
          <draw:line draw:style-name="gr315" draw:text-style-name="P1" draw:layer="layout" svg:x1="15.29cm" svg:y1="19.464cm" svg:x2="16.018cm" svg:y2="19.043cm">
            <text:p/>
          </draw:line>
          <draw:line draw:style-name="gr316" draw:text-style-name="P1" draw:layer="layout" svg:x1="15.29cm" svg:y1="19.38cm" svg:x2="16.018cm" svg:y2="18.959cm">
            <text:p/>
          </draw:line>
          <draw:line draw:style-name="gr317" draw:text-style-name="P1" draw:layer="layout" svg:x1="15.29cm" svg:y1="19.296cm" svg:x2="16.018cm" svg:y2="18.875cm">
            <text:p/>
          </draw:line>
          <draw:line draw:style-name="gr318" draw:text-style-name="P1" draw:layer="layout" svg:x1="15.29cm" svg:y1="19.212cm" svg:x2="16.018cm" svg:y2="18.791cm">
            <text:p/>
          </draw:line>
          <draw:line draw:style-name="gr319" draw:text-style-name="P1" draw:layer="layout" svg:x1="15.29cm" svg:y1="19.128cm" svg:x2="16.018cm" svg:y2="18.707cm">
            <text:p/>
          </draw:line>
          <draw:line draw:style-name="gr320" draw:text-style-name="P1" draw:layer="layout" svg:x1="15.29cm" svg:y1="19.044cm" svg:x2="16.018cm" svg:y2="18.623cm">
            <text:p/>
          </draw:line>
          <draw:line draw:style-name="gr321" draw:text-style-name="P1" draw:layer="layout" svg:x1="15.363cm" svg:y1="19.758cm" svg:x2="15.363cm" svg:y2="18.917cm">
            <text:p/>
          </draw:line>
          <draw:line draw:style-name="gr322" draw:text-style-name="P1" draw:layer="layout" svg:x1="15.436cm" svg:y1="19.716cm" svg:x2="15.436cm" svg:y2="18.875cm">
            <text:p/>
          </draw:line>
          <draw:line draw:style-name="gr323" draw:text-style-name="P1" draw:layer="layout" svg:x1="15.509cm" svg:y1="19.674cm" svg:x2="15.509cm" svg:y2="18.833cm">
            <text:p/>
          </draw:line>
          <draw:line draw:style-name="gr324" draw:text-style-name="P1" draw:layer="layout" svg:x1="15.581cm" svg:y1="19.632cm" svg:x2="15.581cm" svg:y2="18.791cm">
            <text:p/>
          </draw:line>
          <draw:line draw:style-name="gr325" draw:text-style-name="P1" draw:layer="layout" svg:x1="15.654cm" svg:y1="19.59cm" svg:x2="15.654cm" svg:y2="18.749cm">
            <text:p/>
          </draw:line>
          <draw:line draw:style-name="gr326" draw:text-style-name="P1" draw:layer="layout" svg:x1="15.727cm" svg:y1="19.548cm" svg:x2="15.727cm" svg:y2="18.707cm">
            <text:p/>
          </draw:line>
          <draw:line draw:style-name="gr327" draw:text-style-name="P1" draw:layer="layout" svg:x1="15.8cm" svg:y1="19.506cm" svg:x2="15.8cm" svg:y2="18.665cm">
            <text:p/>
          </draw:line>
          <draw:line draw:style-name="gr328" draw:text-style-name="P1" draw:layer="layout" svg:x1="15.873cm" svg:y1="19.464cm" svg:x2="15.873cm" svg:y2="18.623cm">
            <text:p/>
          </draw:line>
          <draw:line draw:style-name="gr329" draw:text-style-name="P1" draw:layer="layout" svg:x1="15.945cm" svg:y1="19.422cm" svg:x2="15.945cm" svg:y2="18.581cm">
            <text:p/>
          </draw:line>
          <draw:line draw:style-name="gr330" draw:text-style-name="P1" draw:layer="layout" svg:x1="16.091cm" svg:y1="19.422cm" svg:x2="16.091cm" svg:y2="18.581cm">
            <text:p/>
          </draw:line>
          <draw:line draw:style-name="gr331" draw:text-style-name="P1" draw:layer="layout" svg:x1="16.164cm" svg:y1="19.464cm" svg:x2="16.164cm" svg:y2="18.623cm">
            <text:p/>
          </draw:line>
          <draw:line draw:style-name="gr332" draw:text-style-name="P1" draw:layer="layout" svg:x1="16.236cm" svg:y1="19.506cm" svg:x2="16.236cm" svg:y2="18.665cm">
            <text:p/>
          </draw:line>
          <draw:line draw:style-name="gr333" draw:text-style-name="P1" draw:layer="layout" svg:x1="16.309cm" svg:y1="19.548cm" svg:x2="16.309cm" svg:y2="18.707cm">
            <text:p/>
          </draw:line>
          <draw:line draw:style-name="gr334" draw:text-style-name="P1" draw:layer="layout" svg:x1="16.382cm" svg:y1="19.59cm" svg:x2="16.382cm" svg:y2="18.749cm">
            <text:p/>
          </draw:line>
          <draw:line draw:style-name="gr335" draw:text-style-name="P1" draw:layer="layout" svg:x1="16.455cm" svg:y1="19.632cm" svg:x2="16.455cm" svg:y2="18.791cm">
            <text:p/>
          </draw:line>
          <draw:line draw:style-name="gr336" draw:text-style-name="P1" draw:layer="layout" svg:x1="16.527cm" svg:y1="19.674cm" svg:x2="16.527cm" svg:y2="18.833cm">
            <text:p/>
          </draw:line>
          <draw:line draw:style-name="gr337" draw:text-style-name="P1" draw:layer="layout" svg:x1="16.6cm" svg:y1="19.716cm" svg:x2="16.6cm" svg:y2="18.875cm">
            <text:p/>
          </draw:line>
          <draw:line draw:style-name="gr338" draw:text-style-name="P1" draw:layer="layout" svg:x1="16.673cm" svg:y1="19.758cm" svg:x2="16.673cm" svg:y2="18.917cm">
            <text:p/>
          </draw:line>
          <draw:polygon draw:style-name="gr339" draw:text-style-name="P3" draw:layer="layout" svg:width="1.454cm" svg:height="1.681cm" svg:x="15.29cm" svg:y="18.539cm" svg:viewBox="0 0 1455 1682" draw:points="0,1262 0,421 728,0 1455,421 1455,1262 728,1682">
            <text:p/>
          </draw:polygon>
          <draw:line draw:style-name="gr340" draw:text-style-name="P1" draw:layer="layout" svg:x1="16.018cm" svg:y1="19.296cm" svg:x2="16.746cm" svg:y2="19.717cm">
            <text:p/>
          </draw:line>
          <draw:g>
            <draw:line draw:style-name="gr341" draw:text-style-name="P1" draw:layer="layout" svg:x1="16.018cm" svg:y1="19.38cm" svg:x2="16.891cm" svg:y2="19.885cm">
              <text:p/>
            </draw:line>
            <draw:polygon draw:style-name="gr342" draw:text-style-name="P1" draw:layer="layout" svg:width="0.145cm" svg:height="0.125cm" svg:x="16.746cm" svg:y="19.758cm" svg:viewBox="0 0 146 126" draw:points="0,126 73,84 73,0 146,126">
              <text:p/>
            </draw:polygon>
          </draw:g>
          <draw:g>
            <draw:line draw:style-name="gr343" draw:text-style-name="P1" draw:layer="layout" svg:x1="16.018cm" svg:y1="18.37cm" svg:x2="16.018cm" svg:y2="19.379cm">
              <text:p/>
            </draw:line>
            <draw:polygon draw:style-name="gr344" draw:text-style-name="P1" draw:layer="layout" svg:width="0.145cm" svg:height="0.125cm" svg:x="15.945cm" svg:y="18.37cm" svg:viewBox="0 0 146 126" draw:points="73,84 0,126 73,0 146,126">
              <text:p/>
            </draw:polygon>
          </draw:g>
          <draw:g>
            <draw:line draw:style-name="gr345" draw:text-style-name="P1" draw:layer="layout" svg:x1="16.018cm" svg:y1="19.38cm" svg:x2="15.145cm" svg:y2="19.885cm">
              <text:p/>
            </draw:line>
            <draw:polygon draw:style-name="gr346" draw:text-style-name="P1" draw:layer="layout" svg:width="0.145cm" svg:height="0.125cm" svg:x="15.145cm" svg:y="19.758cm" svg:viewBox="0 0 146 126" draw:points="0,126 73,0 73,84 146,126">
              <text:p/>
            </draw:polygon>
          </draw:g>
          <draw:custom-shape draw:style-name="gr347" draw:text-style-name="P1" draw:layer="layout" svg:width="0.728cm" svg:height="1.01cm" svg:x="15.654cm" svg:y="18.917cm">
            <text:p/>
            <draw:enhanced-geometry svg:viewBox="0 0 88 21600" draw:glue-points="44 ?f6 44 0 0 10800 44 21600 88 10800" draw:text-areas="0 ?f6 88 ?f3" draw:type="can" draw:modifiers="8150.603915035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64" draw:text-style-name="P4" draw:layer="layout" svg:width="4.911cm" svg:height="0.923cm" svg:x="10.706cm" svg:y="19.831cm">
          <draw:image xlink:href="Pictures/1000037100001D7900000BB015E29A52.svg" xlink:type="simple" xlink:show="embed" xlink:actuate="onLoad">
            <text:p/>
          </draw:image>
          <draw:image xlink:href="Pictures/100002010000011D0000007148FB6BDC.png" xlink:type="simple" xlink:show="embed" xlink:actuate="onLoad"/>
        </draw:frame>
        <draw:frame draw:style-name="gr119" draw:text-style-name="P4" draw:layer="layout" svg:width="4.911cm" svg:height="0.923cm" svg:x="8.796cm" svg:y="19.832cm">
          <draw:image xlink:href="Pictures/1000037100001D7900000BB015E29A52.svg" xlink:type="simple" xlink:show="embed" xlink:actuate="onLoad">
            <text:p/>
          </draw:image>
          <draw:image xlink:href="Pictures/100002010000011D0000007148FB6BDC.png" xlink:type="simple" xlink:show="embed" xlink:actuate="onLoad"/>
        </draw:frame>
        <draw:frame draw:style-name="gr12" draw:text-style-name="P2" draw:layer="layout" svg:width="4.536cm" svg:height="0.886cm" svg:x="10.095cm" svg:y="19.877cm">
          <draw:text-box>
            <text:p text:style-name="P8"><text:span text:style-name="T3">Heartbeat sync</text:span></text:p>
          </draw:text-box>
        </draw:frame>
        <draw:frame draw:style-name="gr12" draw:layer="layout" svg:width="5.171cm" svg:height="0.886cm" svg:x="9.895cm" svg:y="20.539cm">
          <draw:text-box>
            <text:p text:style-name="P4"><text:span text:style-name="T1">(Virtual IP 1.1.1.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Light_20_Blue_20_Axial_20_H" draw:display-name="Light Blue Axial H" draw:style="axial" draw:start-color="#e9f6fc" draw:end-color="#93d4f0" draw:start-intensity="100%" draw:end-intensity="100%" draw:angle="900" draw:border="0%"/>
    <draw:gradient draw:name="Light_20_Blue_20_Linear_20_T" draw:display-name="Light Blue Linear T" draw:style="linear" draw:start-color="#93d4f0" draw:end-color="#e9f6f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R" draw:display-name="Light Grey Linear R" draw:style="linear" draw:start-color="#b3b3b3" draw:end-color="#e5e5e5" draw:start-intensity="100%" draw:end-intensity="100%" draw:angle="27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L" draw:display-name="Light Purple Linear L" draw:style="linear" draw:start-color="#c893c7" draw:end-color="#f4e9f3" draw:start-intensity="100%" draw:end-intensity="100%" draw:angle="900" draw:border="10%"/>
    <draw:gradient draw:name="Light_20_Purple_20_Linear_20_T" draw:display-name="Light Purple Linear T" draw:style="linear" draw:start-color="#c893c7" draw:end-color="#f4e9f3" draw:start-intensity="100%" draw:end-intensity="100%" draw:angle="0" draw:border="1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00:16:27.693271768</meta:creation-date>
    <dc:date>2014-07-01T01:26:44.320728114</dc:date>
    <meta:editing-duration>PT1M14S</meta:editing-duration>
    <meta:editing-cycles>2</meta:editing-cycles>
    <meta:generator>LibreOffice/4.2.3.3$Linux_X86_64 LibreOffice_project/420m0$Build-3</meta:generator>
    <meta:document-statistic meta:object-count="414"/>
  </office:meta>
</office:document-meta>
</file>